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fo:margin-left="0.54cm" fo:margin-right="0.699cm"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 style:family="table">
      <style:table-properties fo:margin-left="0.54cm" fo:margin-right="0.699cm" table:align="margins" style:writing-mode="lr-tb"/>
    </style:style>
    <style:style style:name="Table2.A" style:family="table-column">
      <style:table-column-properties style:rel-column-width="11177*"/>
    </style:style>
    <style:style style:name="Table2.B" style:family="table-column">
      <style:table-column-properties style:rel-column-width="16274*"/>
    </style:style>
    <style:style style:name="Table2.C" style:family="table-column">
      <style:table-column-properties style:rel-column-width="5818*"/>
    </style:style>
    <style:style style:name="Table2.D" style:family="table-column">
      <style:table-column-properties style:rel-column-width="6362*"/>
    </style:style>
    <style:style style:name="Table2.E" style:family="table-column">
      <style:table-column-properties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use-window-font-color="true" style:text-underline-style="none"/>
    </style:style>
    <style:style style:name="P2" style:family="paragraph" style:parent-style-name="Standard">
      <style:text-properties style:use-window-font-color="true" style:font-name="Times New Roman" fo:font-size="12pt" style:text-underline-style="none" style:font-name-asian="ArialMT" style:font-size-asian="12pt" style:font-name-complex="ArialMT" style:font-size-complex="12pt"/>
    </style:style>
    <style:style style:name="P3"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9" style:family="paragraph" style:parent-style-name="Standard">
      <style:paragraph-properties style:text-autospace="none"/>
    </style:style>
    <style:style style:name="P10" style:family="paragraph" style:parent-style-name="Standard">
      <style:text-properties style:font-name="Times New Roman" fo:font-size="12pt" style:font-size-asian="12pt" style:font-size-complex="12pt"/>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6" style:family="paragraph" style:parent-style-name="Footer">
      <style:paragraph-properties>
        <style:tab-stops>
          <style:tab-stop style:position="7.62cm" style:type="center"/>
          <style:tab-stop style:position="16.51cm" style:type="right"/>
        </style:tab-stops>
      </style:paragraph-properties>
    </style:style>
    <style:style style:name="P17" style:family="paragraph" style:parent-style-name="Footer">
      <style:paragraph-properties>
        <style:tab-stops>
          <style:tab-stop style:position="7.223cm"/>
        </style:tab-stops>
      </style:paragraph-properties>
    </style:style>
    <style:style style:name="P18"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5" style:family="paragraph" style:parent-style-name="Standard">
      <style:paragraph-properties style:text-autospace="none"/>
    </style:style>
    <style:style style:name="P2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7" style:family="paragraph" style:parent-style-name="Footnote">
      <style:text-properties style:font-name="Times New Roman"/>
    </style:style>
    <style:style style:name="P28" style:family="paragraph" style:parent-style-name="Standard">
      <style:paragraph-properties fo:break-before="page"/>
    </style:style>
    <style:style style:name="P29" style:family="paragraph" style:parent-style-name="Contents_20_3">
      <style:paragraph-properties>
        <style:tab-stops>
          <style:tab-stop style:position="17.59cm" style:type="right" style:leader-style="dotted" style:leader-text="."/>
        </style:tab-stops>
      </style:paragraph-properties>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59cm" style:type="right" style:leader-style="dotted" style:leader-text="."/>
        </style:tab-stops>
      </style:paragraph-properties>
    </style:style>
    <style:style style:name="P32"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style:font-name="Courier" fo:font-style="italic" style:font-style-asian="italic" style:font-style-complex="italic"/>
    </style:style>
    <style:style style:name="P34" style:family="paragraph" style:parent-style-name="Standard">
      <style:text-properties style:use-window-font-color="true" style:text-underline-style="none"/>
    </style:style>
    <style:style style:name="P35" style:family="paragraph" style:parent-style-name="Standard">
      <style:text-properties style:use-window-font-color="true" style:font-name="Times New Roman" fo:font-size="12pt" style:text-underline-style="none" style:font-name-asian="ArialMT" style:font-size-asian="12pt" style:font-name-complex="ArialMT" style:font-size-complex="12pt"/>
    </style:style>
    <style:style style:name="P36"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Heading_20_1" style:master-page-name="First_20_Page">
      <style:paragraph-properties style:page-number="auto"/>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font-name="Times New Roman" fo:font-size="12pt" style:font-size-asian="12pt" style:font-size-complex="12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text-underline-style="none"/>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3" style:family="text">
      <style:text-properties fo:color="#1a1a1a" style:font-name="Times New Roman" fo:font-size="12pt" style:font-name-asian="ArialMT" style:font-size-asian="12pt" style:font-name-complex="ArialMT" style:font-size-complex="12pt"/>
    </style:style>
    <style:style style:name="T14" style:family="text">
      <style:text-properties style:font-name="Times New Roman" fo:font-size="12pt" style:font-size-asian="12pt" style:font-size-complex="12pt"/>
    </style:style>
    <style:style style:name="T15" style:family="text">
      <style:text-properties fo:color="#262626" style:font-name-asian="Verdana" style:font-name-complex="Verdana"/>
    </style:style>
    <style:style style:name="T16" style:family="text">
      <style:text-properties fo:color="#262626" fo:font-style="italic" style:font-name-asian="Verdana" style:font-style-asian="italic" style:font-name-complex="Verdana" style:font-style-complex="italic"/>
    </style:style>
    <style:style style:name="T17" style:family="text">
      <style:text-properties fo:color="#262626" fo:font-style="normal" style:font-name-asian="Verdana" style:font-style-asian="normal" style:font-name-complex="Verdana" style:font-style-complex="normal"/>
    </style:style>
    <style:style style:name="T18" style:family="text">
      <style:text-properties fo:color="#000047" fo:font-weight="normal" style:font-name-asian="Verdana" style:font-weight-asian="normal" style:font-name-complex="Verdana" style:font-weight-complex="normal"/>
    </style:style>
    <style:style style:name="T19" style:family="text">
      <style:text-properties fo:font-style="normal" style:font-style-asian="normal" style:font-style-complex="normal"/>
    </style:style>
    <style:style style:name="T20" style:family="text">
      <style:text-properties fo:language="en" fo:country="US" style:language-complex="ar" style:country-complex="SA"/>
    </style:style>
    <style:style style:name="T2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style:font-name="Times New Roman1" fo:font-size="1pt" style:font-name-asian="Times New Roman1" style:font-name-complex="Times New Roman1"/>
    </style:style>
    <style:style style:name="T23"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0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95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0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703399584" text:id="ct703399584">
          <text:format-change>
            <office:change-info>
              <dc:creator>Bob Jacobsen</dc:creator>
              <dc:date>2013-01-27T08:36:00</dc:date>
            </office:change-info>
          </text:format-change>
        </text:changed-region>
        <text:changed-region xml:id="ct544004448" text:id="ct544004448">
          <text:insertion>
            <office:change-info>
              <dc:creator>Bob Jacobsen</dc:creator>
              <dc:date>2013-01-27T09:22:00</dc:date>
            </office:change-info>
          </text:insertion>
        </text:changed-region>
        <text:changed-region xml:id="ct544004576" text:id="ct544004576">
          <text:insertion>
            <office:change-info>
              <dc:creator>Bob Jacobsen</dc:creator>
              <dc:date>2013-01-27T09:23:00</dc:date>
            </office:change-info>
          </text:insertion>
        </text:changed-region>
        <text:changed-region xml:id="ct702642768" text:id="ct702642768">
          <text:insertion>
            <office:change-info>
              <dc:creator>Bob Jacobsen</dc:creator>
              <dc:date>2013-01-27T08:37:00</dc:date>
            </office:change-info>
          </text:insertion>
        </text:changed-region>
        <text:changed-region xml:id="ct1253022368" text:id="ct1253022368">
          <text:deletion>
            <office:change-info>
              <dc:creator>Bob Jacobsen</dc:creator>
              <dc:date>2013-01-27T08:37:00</dc:date>
            </office:change-info>
            <text:p text:style-name="P1"><text:s text:c="2"/></text:p>
          </text:deletion>
        </text:changed-region>
        <text:changed-region xml:id="ct662396336" text:id="ct662396336">
          <text:deletion>
            <office:change-info>
              <dc:creator>Bob Jacobsen</dc:creator>
              <dc:date>2013-01-27T08:33:00</dc:date>
            </office:change-info>
            <text:p text:style-name="P2"><text:note text:id="ftn0" text:note-class="endnote"><text:note-citation/><text:note-body><text:p text:style-name="P3"/></text:note-body></text:note></text:p>
          </text:deletion>
        </text:changed-region>
        <text:changed-region xml:id="ct1252857440" text:id="ct1252857440">
          <text:deletion>
            <office:change-info>
              <dc:creator>Bob Jacobsen</dc:creator>
              <dc:date>2013-01-27T08:33:00</dc:date>
            </office:change-info>
            <text:p text:style-name="Standard"><office:annotation><dc:creator>Bob Jacobsen</dc:creator><dc:date>2013-01-24T07:10:19</dc:date><text:p text:style-name="P43"><text:span text:style-name="T21">DGW: “More background and references would be good”</text:span></text:p></office:annotation></text:p>
          </text:deletion>
        </text:changed-region>
        <text:changed-region xml:id="ct702722960" text:id="ct702722960">
          <text:insertion>
            <office:change-info>
              <dc:creator>Bob Jacobsen</dc:creator>
              <dc:date>2013-01-27T08:34:00</dc:date>
            </office:change-info>
          </text:insertion>
        </text:changed-region>
        <text:changed-region xml:id="ct703452576" text:id="ct703452576">
          <text:insertion>
            <office:change-info>
              <dc:creator>Bob Jacobsen</dc:creator>
              <dc:date>2013-01-27T08:35:00</dc:date>
            </office:change-info>
          </text:insertion>
        </text:changed-region>
        <text:changed-region xml:id="ct703055696" text:id="ct703055696">
          <text:deletion>
            <office:change-info>
              <dc:creator>Bob Jacobsen</dc:creator>
              <dc:date>2013-01-27T08:35:00</dc:date>
            </office:change-info>
            <text:p text:style-name="Standard">ID</text:p>
          </text:deletion>
        </text:changed-region>
        <text:changed-region xml:id="ct662035360" text:id="ct662035360">
          <text:insertion>
            <office:change-info>
              <dc:creator>Bob Jacobsen</dc:creator>
              <dc:date>2013-01-27T08:35:00</dc:date>
            </office:change-info>
          </text:insertion>
        </text:changed-region>
        <text:changed-region xml:id="ct662199744" text:id="ct662199744">
          <text:deletion>
            <office:change-info>
              <dc:creator>Bob Jacobsen</dc:creator>
              <dc:date>2013-01-27T08:36:00</dc:date>
            </office:change-info>
            <text:p text:style-name="Standard"/>
            <text:p text:style-name="Standard"/>
          </text:deletion>
        </text:changed-region>
        <text:changed-region xml:id="ct702960832" text:id="ct702960832">
          <text:insertion>
            <office:change-info>
              <dc:creator>Bob Jacobsen</dc:creator>
              <dc:date>2013-01-27T08:36:00</dc:date>
            </office:change-info>
          </text:insertion>
        </text:changed-region>
        <text:changed-region xml:id="ct703353264" text:id="ct703353264">
          <text:insertion>
            <office:change-info>
              <dc:creator>Bob Jacobsen</dc:creator>
              <dc:date>2013-01-27T08:37:00</dc:date>
            </office:change-info>
          </text:insertion>
        </text:changed-region>
        <text:changed-region xml:id="ct703513888" text:id="ct703513888">
          <text:deletion>
            <office:change-info>
              <dc:creator>Bob Jacobsen</dc:creator>
              <dc:date>2013-01-27T08:36:00</dc:date>
            </office:change-info>
            <text:h text:style-name="Heading_20_2" text:outline-level="2"/>
            <text:p text:style-name="Standard"/>
          </text:deletion>
        </text:changed-region>
        <text:changed-region xml:id="ct703011088" text:id="ct703011088">
          <text:deletion>
            <office:change-info>
              <dc:creator>Bob Jacobsen</dc:creator>
              <dc:date>2013-01-27T08:37:00</dc:date>
            </office:change-info>
            <text:p text:style-name="Standard">are</text:p>
          </text:deletion>
        </text:changed-region>
        <text:changed-region xml:id="ct702712720" text:id="ct702712720">
          <text:insertion>
            <office:change-info>
              <dc:creator>Bob Jacobsen</dc:creator>
              <dc:date>2013-01-27T08:37:00</dc:date>
            </office:change-info>
          </text:insertion>
        </text:changed-region>
        <text:changed-region xml:id="ct1239587648" text:id="ct1239587648">
          <text:deletion>
            <office:change-info>
              <dc:creator>Bob Jacobsen</dc:creator>
              <dc:date>2013-01-27T08:38:00</dc:date>
            </office:change-info>
            <text:p text:style-name="P4"/>
            <text:p text:style-name="P5"/>
            <text:p text:style-name="P6">The range mask is implemented as a combined base value and mask, where the mask bits are the lowest n bits of the same value as <text:span text:style-name="T1">the</text:span> lowest bit. <text:s/>For example, the event-mask 0xABCD0000 would form the range 0xABCD0000-ABCDFFFF, since the lowest bit is a “0”and the mask bits extends to the first “1” bit, in this case the the <text:s/>low bit of <text:span text:style-name="T1">the</text:span> 'D' hex-digit. <text:s/>Similarly, the <text:span text:style-name="T1">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1">which</text:span> specifies 0xyyyyyyyC-0xyyyyyyyF. <text:s text:c="2"/>0X00000001 gives 0x00000000-0x00000001, and 0x00000002 gives 0x00000000-0x00000002, and 0x00000003 gives 0x00000000-0x00000003. <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Event-Mask</text:p>
                </table:table-cell>
                <table:table-cell table:style-name="Table2.A1" office:value-type="string">
                  <text:p text:style-name="P32">Effective Mask</text:p>
                </table:table-cell>
                <table:table-cell table:style-name="Table2.A1" office:value-type="string">
                  <text:p text:style-name="P32">Bits</text:p>
                </table:table-cell>
                <table:table-cell table:style-name="Table2.A1" office:value-type="string">
                  <text:p text:style-name="P32">#</text:p>
                </table:table-cell>
                <table:table-cell table:style-name="Table2.E1" office:value-type="string">
                  <text:p text:style-name="P32">Resulting Range</text:p>
                </table:table-cell>
              </table:table-row>
              <table:table-row table:style-name="Table2.1">
                <table:table-cell table:style-name="Table2.A2" office:value-type="string">
                  <text:p text:style-name="P33">0x00000001</text:p>
                </table:table-cell>
                <table:table-cell table:style-name="Table2.A2" office:value-type="string">
                  <text:p text:style-name="P33">0xFFFFFFFE</text:p>
                </table:table-cell>
                <table:table-cell table:style-name="Table2.C2" office:value-type="float" office:value="1">
                  <text:p text:style-name="P33">1</text:p>
                </table:table-cell>
                <table:table-cell table:style-name="Table2.C2" office:value-type="float" office:value="2">
                  <text:p text:style-name="P33">2</text:p>
                </table:table-cell>
                <table:table-cell table:style-name="Table2.E2" office:value-type="string">
                  <text:p text:style-name="P33">0x00000000-0x00000001</text:p>
                </table:table-cell>
              </table:table-row>
              <table:table-row table:style-name="Table2.1">
                <table:table-cell table:style-name="Table2.A2" office:value-type="string">
                  <text:p text:style-name="P33">0x00000002</text:p>
                </table:table-cell>
                <table:table-cell table:style-name="Table2.A2" office:value-type="string">
                  <text:p text:style-name="P33">0xFFFFFFFE</text:p>
                </table:table-cell>
                <table:table-cell table:style-name="Table2.C2" office:value-type="float" office:value="1">
                  <text:p text:style-name="P33">1</text:p>
                </table:table-cell>
                <table:table-cell table:style-name="Table2.C2" office:value-type="float" office:value="2">
                  <text:p text:style-name="P33">2</text:p>
                </table:table-cell>
                <table:table-cell table:style-name="Table2.E2" office:value-type="string">
                  <text:p text:style-name="P33">0x00000002-0x00000003</text:p>
                </table:table-cell>
              </table:table-row>
              <table:table-row table:style-name="Table2.1">
                <table:table-cell table:style-name="Table2.A2" office:value-type="string">
                  <text:p text:style-name="P33">0x00000003</text:p>
                </table:table-cell>
                <table:table-cell table:style-name="Table2.A2" office:value-type="string">
                  <text:p text:style-name="P33">0xFFFFFFFC</text:p>
                </table:table-cell>
                <table:table-cell table:style-name="Table2.C2" office:value-type="float" office:value="2">
                  <text:p text:style-name="P33">2</text:p>
                </table:table-cell>
                <table:table-cell table:style-name="Table2.C2" office:value-type="float" office:value="4">
                  <text:p text:style-name="P33">4</text:p>
                </table:table-cell>
                <table:table-cell table:style-name="Table2.E2" office:value-type="string">
                  <text:p text:style-name="P33">0x00000000-0x00000003</text:p>
                </table:table-cell>
              </table:table-row>
              <table:table-row table:style-name="Table2.1">
                <table:table-cell table:style-name="Table2.A2" office:value-type="string">
                  <text:p text:style-name="P33">0x00000004</text:p>
                </table:table-cell>
                <table:table-cell table:style-name="Table2.A2" office:value-type="string">
                  <text:p text:style-name="P33">0xFFFFFFFC</text:p>
                </table:table-cell>
                <table:table-cell table:style-name="Table2.C2" office:value-type="float" office:value="2">
                  <text:p text:style-name="P33">2</text:p>
                </table:table-cell>
                <table:table-cell table:style-name="Table2.C2" office:value-type="float" office:value="4">
                  <text:p text:style-name="P33">4</text:p>
                </table:table-cell>
                <table:table-cell table:style-name="Table2.E2" office:value-type="string">
                  <text:p text:style-name="P33">0x00000004-0x00000007</text:p>
                </table:table-cell>
              </table:table-row>
              <table:table-row table:style-name="Table2.1">
                <table:table-cell table:style-name="Table2.A2" office:value-type="string">
                  <text:p text:style-name="P33">0x00000005</text:p>
                </table:table-cell>
                <table:table-cell table:style-name="Table2.A2" office:value-type="string">
                  <text:p text:style-name="P33">0xFFFFFFFE</text:p>
                </table:table-cell>
                <table:table-cell table:style-name="Table2.C2" office:value-type="float" office:value="2">
                  <text:p text:style-name="P33">2</text:p>
                </table:table-cell>
                <table:table-cell table:style-name="Table2.C2" office:value-type="float" office:value="4">
                  <text:p text:style-name="P33">4</text:p>
                </table:table-cell>
                <table:table-cell table:style-name="Table2.E2" office:value-type="string">
                  <text:p text:style-name="P33">0x00000004-0x00000005</text:p>
                </table:table-cell>
              </table:table-row>
              <table:table-row table:style-name="Table2.1">
                <table:table-cell table:style-name="Table2.A2" office:value-type="string">
                  <text:p text:style-name="P33">0x00ABCDEF</text:p>
                </table:table-cell>
                <table:table-cell table:style-name="Table2.A2" office:value-type="string">
                  <text:p text:style-name="P33">0xFFFFFFF0</text:p>
                </table:table-cell>
                <table:table-cell table:style-name="Table2.C2" office:value-type="float" office:value="4">
                  <text:p text:style-name="P33">4</text:p>
                </table:table-cell>
                <table:table-cell table:style-name="Table2.C2" office:value-type="float" office:value="16">
                  <text:p text:style-name="P33">16</text:p>
                </table:table-cell>
                <table:table-cell table:style-name="Table2.E2" office:value-type="string">
                  <text:p text:style-name="P33">0x00ABCDE0-0x00ABCDEF</text:p>
                </table:table-cell>
              </table:table-row>
              <table:table-row table:style-name="Table2.1">
                <table:table-cell table:style-name="Table2.A2" office:value-type="string">
                  <text:p text:style-name="P33">0x00ABCDF0</text:p>
                </table:table-cell>
                <table:table-cell table:style-name="Table2.A2" office:value-type="string">
                  <text:p text:style-name="P33">0xFFFFFFF0</text:p>
                </table:table-cell>
                <table:table-cell table:style-name="Table2.C2" office:value-type="float" office:value="4">
                  <text:p text:style-name="P33">4</text:p>
                </table:table-cell>
                <table:table-cell table:style-name="Table2.C2" office:value-type="float" office:value="16">
                  <text:p text:style-name="P33">16</text:p>
                </table:table-cell>
                <table:table-cell table:style-name="Table2.E2" office:value-type="string">
                  <text:p text:style-name="P33">0x00ABCDF0-0x00ABCDFF</text:p>
                </table:table-cell>
              </table:table-row>
              <table:table-row table:style-name="Table2.1">
                <table:table-cell table:style-name="Table2.A2" office:value-type="string">
                  <text:p text:style-name="P33">0x00ABCDE0</text:p>
                </table:table-cell>
                <table:table-cell table:style-name="Table2.A2" office:value-type="string">
                  <text:p text:style-name="P33">0xFFFFFFE0</text:p>
                </table:table-cell>
                <table:table-cell table:style-name="Table2.C2" office:value-type="float" office:value="5">
                  <text:p text:style-name="P33">5</text:p>
                </table:table-cell>
                <table:table-cell table:style-name="Table2.C2" office:value-type="float" office:value="32">
                  <text:p text:style-name="P33">32</text:p>
                </table:table-cell>
                <table:table-cell table:style-name="Table2.E2" office:value-type="string">
                  <text:p text:style-name="P33">0x00ABCDE0-0x00ABCDFF</text:p>
                </table:table-cell>
              </table:table-row>
              <table:table-row table:style-name="Table2.1">
                <table:table-cell table:style-name="Table2.A2" office:value-type="string">
                  <text:p text:style-name="P33">0x0000FFFF</text:p>
                </table:table-cell>
                <table:table-cell table:style-name="Table2.A2" office:value-type="string">
                  <text:p text:style-name="P33">0xFFFF0000</text:p>
                </table:table-cell>
                <table:table-cell table:style-name="Table2.C2" office:value-type="float" office:value="16">
                  <text:p text:style-name="P33">16</text:p>
                </table:table-cell>
                <table:table-cell table:style-name="Table2.A2" office:value-type="string">
                  <text:p text:style-name="P33">65k</text:p>
                </table:table-cell>
                <table:table-cell table:style-name="Table2.E2" office:value-type="string">
                  <text:p text:style-name="P33">0x00000000-0x0000FFFF</text:p>
                </table:table-cell>
              </table:table-row>
              <table:table-row table:style-name="Table2.1">
                <table:table-cell table:style-name="Table2.A2" office:value-type="string">
                  <text:p text:style-name="P33">0xABCD0000</text:p>
                </table:table-cell>
                <table:table-cell table:style-name="Table2.A2" office:value-type="string">
                  <text:p text:style-name="P33">0xFFFF0000</text:p>
                </table:table-cell>
                <table:table-cell table:style-name="Table2.C2" office:value-type="float" office:value="16">
                  <text:p text:style-name="P33">16</text:p>
                </table:table-cell>
                <table:table-cell table:style-name="Table2.A2" office:value-type="string">
                  <text:p text:style-name="P33">65k</text:p>
                </table:table-cell>
                <table:table-cell table:style-name="Table2.E2" office:value-type="string">
                  <text:p text:style-name="P33">0xABCD0000-0xABCDFF</text:p>
                  <text:p text:style-name="P33"><text:span text:style-name="T19">Example of fast clock.</text:span>FF</text:p>
                </table:table-cell>
              </table:table-row>
              <table:table-row table:style-name="Table2.1">
                <table:table-cell table:style-name="Table2.A2" office:value-type="string">
                  <text:p text:style-name="P33">0xFFFF0000</text:p>
                </table:table-cell>
                <table:table-cell table:style-name="Table2.A2" office:value-type="string">
                  <text:p text:style-name="P33">0xFFFF0000</text:p>
                </table:table-cell>
                <table:table-cell table:style-name="Table2.C2" office:value-type="float" office:value="16">
                  <text:p text:style-name="P33">16</text:p>
                </table:table-cell>
                <table:table-cell table:style-name="Table2.A2" office:value-type="string">
                  <text:p text:style-name="P33">65k</text:p>
                </table:table-cell>
                <table:table-cell table:style-name="Table2.E2" office:value-type="string">
                  <text:p text:style-name="P33">0xFFFF0000-0xFFFFFFFF</text:p>
                </table:table-cell>
              </table:table-row>
            </table:table>
            <text:p text:style-name="P6"/>
            <text:p text:style-name="P4"/>
          </text:deletion>
        </text:changed-region>
        <text:changed-region xml:id="ct663399904" text:id="ct663399904">
          <text:insertion>
            <office:change-info>
              <dc:creator>Bob Jacobsen</dc:creator>
              <dc:date>2013-01-27T08:39:00</dc:date>
            </office:change-info>
          </text:insertion>
        </text:changed-region>
        <text:changed-region xml:id="ct544025888" text:id="ct544025888">
          <text:insertion>
            <office:change-info>
              <dc:creator>Bob Jacobsen</dc:creator>
              <dc:date>2013-01-27T08:40:00</dc:date>
            </office:change-info>
          </text:insertion>
        </text:changed-region>
        <text:changed-region xml:id="ct544025728" text:id="ct544025728">
          <text:insertion>
            <office:change-info>
              <dc:creator>Bob Jacobsen</dc:creator>
              <dc:date>2013-01-27T08:40:00</dc:date>
            </office:change-info>
          </text:insertion>
        </text:changed-region>
        <text:changed-region xml:id="ct543993840" text:id="ct543993840">
          <text:deletion>
            <office:change-info>
              <dc:creator>Bob Jacobsen</dc:creator>
              <dc:date>2013-01-27T08:38:00</dc:date>
            </office:change-info>
            <text:p text:style-name="P7"><text:s text:c="2"/><office:annotation><dc:creator>Bob Jacobsen</dc:creator><dc:date>2013-01-23T07:36:11</dc:date><text:p text:style-name="P43"><text:span text:style-name="T21">DPH asked: [?what is this referring to?] It refers to the requirement that nodes not send a Consumer Range Identified unless they're consuming at least 50% of that range.</text:span></text:p></office:annotation></text:p>
          </text:deletion>
        </text:changed-region>
        <text:changed-region xml:id="ct1239442960" text:id="ct1239442960">
          <text:insertion>
            <office:change-info>
              <dc:creator>Bob Jacobsen</dc:creator>
              <dc:date>2013-01-27T08:40:00</dc:date>
            </office:change-info>
          </text:insertion>
        </text:changed-region>
        <text:changed-region xml:id="ct543994064" text:id="ct543994064">
          <text:insertion>
            <office:change-info>
              <dc:creator>Bob Jacobsen</dc:creator>
              <dc:date>2013-01-27T08:41:00</dc:date>
            </office:change-info>
          </text:insertion>
        </text:changed-region>
        <text:changed-region xml:id="ct543838080" text:id="ct543838080">
          <text:deletion>
            <office:change-info>
              <dc:creator>Bob Jacobsen</dc:creator>
              <dc:date>2013-01-27T08:41:00</dc:date>
            </office:change-info>
            <text:p text:style-name="P7">The 50% is to allow rounding up to the enclosing bit, but no further.</text:p>
          </text:deletion>
        </text:changed-region>
        <text:changed-region xml:id="ct663425280" text:id="ct663425280">
          <text:insertion>
            <office:change-info>
              <dc:creator>Bob Jacobsen</dc:creator>
              <dc:date>2013-01-27T08:41:00</dc:date>
            </office:change-info>
          </text:insertion>
        </text:changed-region>
        <text:changed-region xml:id="ct663425440" text:id="ct663425440">
          <text:deletion>
            <office:change-info>
              <dc:creator>Bob Jacobsen</dc:creator>
              <dc:date>2013-01-27T08:42:00</dc:date>
            </office:change-info>
            <text:p text:style-name="Standard">d</text:p>
          </text:deletion>
        </text:changed-region>
        <text:changed-region xml:id="ct543961856" text:id="ct543961856">
          <text:insertion>
            <office:change-info>
              <dc:creator>Bob Jacobsen</dc:creator>
              <dc:date>2013-01-27T08:42:00</dc:date>
            </office:change-info>
          </text:insertion>
        </text:changed-region>
        <text:changed-region xml:id="ct543961984" text:id="ct543961984">
          <text:insertion>
            <office:change-info>
              <dc:creator>Bob Jacobsen</dc:creator>
              <dc:date>2013-01-27T08:42:00</dc:date>
            </office:change-info>
          </text:insertion>
        </text:changed-region>
        <text:changed-region xml:id="ct663198128" text:id="ct663198128">
          <text:insertion>
            <office:change-info>
              <dc:creator>Bob Jacobsen</dc:creator>
              <dc:date>2013-01-27T08:42:00</dc:date>
            </office:change-info>
          </text:insertion>
        </text:changed-region>
        <text:changed-region xml:id="ct662768320" text:id="ct662768320">
          <text:deletion>
            <office:change-info>
              <dc:creator>Bob Jacobsen</dc:creator>
              <dc:date>2013-01-27T08:42:00</dc:date>
            </office:change-info>
            <text:p text:style-name="Standard"><text:s text:c="2"/></text:p>
          </text:deletion>
        </text:changed-region>
        <text:changed-region xml:id="ct662768416" text:id="ct662768416">
          <text:deletion>
            <office:change-info>
              <dc:creator>Bob Jacobsen</dc:creator>
              <dc:date>2013-01-27T08:43:00</dc:date>
            </office:change-info>
            <text:p text:style-name="Standard"><text:s/></text:p>
          </text:deletion>
        </text:changed-region>
        <text:changed-region xml:id="ct662768512" text:id="ct662768512">
          <text:deletion>
            <office:change-info>
              <dc:creator>Bob Jacobsen</dc:creator>
              <dc:date>2013-01-27T08:43:00</dc:date>
            </office:change-info>
            <text:p text:style-name="Standard"><text:s text:c="2"/></text:p>
          </text:deletion>
        </text:changed-region>
        <text:changed-region xml:id="ct543919008" text:id="ct543919008">
          <text:insertion>
            <office:change-info>
              <dc:creator>Bob Jacobsen</dc:creator>
              <dc:date>2013-01-27T08:43:00</dc:date>
            </office:change-info>
          </text:insertion>
        </text:changed-region>
        <text:changed-region xml:id="ct652033280" text:id="ct652033280">
          <text:deletion>
            <office:change-info>
              <dc:creator>Bob Jacobsen</dc:creator>
              <dc:date>2013-01-27T08:45:00</dc:date>
            </office:change-info>
            <text:p text:style-name="Standard">You </text:p>
          </text:deletion>
        </text:changed-region>
        <text:changed-region xml:id="ct652033408" text:id="ct652033408">
          <text:insertion>
            <office:change-info>
              <dc:creator>Bob Jacobsen</dc:creator>
              <dc:date>2013-01-27T08:45:00</dc:date>
            </office:change-info>
          </text:insertion>
        </text:changed-region>
        <text:changed-region xml:id="ct1239435056" text:id="ct1239435056">
          <text:deletion>
            <office:change-info>
              <dc:creator>Bob Jacobsen</dc:creator>
              <dc:date>2013-01-27T08:45:00</dc:date>
            </office:change-info>
            <text:p text:style-name="Standard"><text:s/></text:p>
          </text:deletion>
        </text:changed-region>
        <text:changed-region xml:id="ct1239435232" text:id="ct1239435232">
          <text:insertion>
            <office:change-info>
              <dc:creator>Bob Jacobsen</dc:creator>
              <dc:date>2013-01-27T08:45:00</dc:date>
            </office:change-info>
          </text:insertion>
        </text:changed-region>
        <text:changed-region xml:id="ct663198784" text:id="ct663198784">
          <text:insertion>
            <office:change-info>
              <dc:creator>Bob Jacobsen</dc:creator>
              <dc:date>2013-01-27T08:47:00</dc:date>
            </office:change-info>
          </text:insertion>
        </text:changed-region>
        <text:changed-region xml:id="ct663267104" text:id="ct663267104">
          <text:deletion>
            <office:change-info>
              <dc:creator>Bob Jacobsen</dc:creator>
              <dc:date>2013-01-27T08:47:00</dc:date>
            </office:change-info>
            <text:p text:style-name="Standard">PI/PRI </text:p>
          </text:deletion>
        </text:changed-region>
        <text:changed-region xml:id="ct663199056" text:id="ct663199056">
          <text:insertion>
            <office:change-info>
              <dc:creator>Bob Jacobsen</dc:creator>
              <dc:date>2013-01-27T08:48:00</dc:date>
            </office:change-info>
          </text:insertion>
        </text:changed-region>
        <text:changed-region xml:id="ct651471984" text:id="ct651471984">
          <text:deletion>
            <office:change-info>
              <dc:creator>Bob Jacobsen</dc:creator>
              <dc:date>2013-01-27T08:48:00</dc:date>
            </office:change-info>
            <text:p text:style-name="Standard">or CI/CRI</text:p>
          </text:deletion>
        </text:changed-region>
        <text:changed-region xml:id="ct651472112" text:id="ct651472112">
          <text:insertion>
            <office:change-info>
              <dc:creator>Bob Jacobsen</dc:creator>
              <dc:date>2013-01-27T08:48:00</dc:date>
            </office:change-info>
          </text:insertion>
        </text:changed-region>
        <text:changed-region xml:id="ct543917568" text:id="ct543917568">
          <text:deletion>
            <office:change-info>
              <dc:creator>Bob Jacobsen</dc:creator>
              <dc:date>2013-01-27T08:48:00</dc:date>
            </office:change-info>
            <text:p text:style-name="Standard">IC</text:p>
          </text:deletion>
        </text:changed-region>
        <text:changed-region xml:id="ct543917664" text:id="ct543917664">
          <text:insertion>
            <office:change-info>
              <dc:creator>Bob Jacobsen</dc:creator>
              <dc:date>2013-01-27T08:48:00</dc:date>
            </office:change-info>
          </text:insertion>
        </text:changed-region>
        <text:changed-region xml:id="ct543917760" text:id="ct543917760">
          <text:deletion>
            <office:change-info>
              <dc:creator>Bob Jacobsen</dc:creator>
              <dc:date>2013-01-27T08:48:00</dc:date>
            </office:change-info>
            <text:p text:style-name="Standard">OK</text:p>
          </text:deletion>
        </text:changed-region>
        <text:changed-region xml:id="ct543684912" text:id="ct543684912">
          <text:insertion>
            <office:change-info>
              <dc:creator>Bob Jacobsen</dc:creator>
              <dc:date>2013-01-27T08:48:00</dc:date>
            </office:change-info>
          </text:insertion>
        </text:changed-region>
        <text:changed-region xml:id="ct543685040" text:id="ct543685040">
          <text:insertion>
            <office:change-info>
              <dc:creator>Bob Jacobsen</dc:creator>
              <dc:date>2013-01-27T08:49:00</dc:date>
            </office:change-info>
          </text:insertion>
        </text:changed-region>
        <text:changed-region xml:id="ct663701152" text:id="ct663701152">
          <text:deletion>
            <office:change-info>
              <dc:creator>Bob Jacobsen</dc:creator>
              <dc:date>2013-01-27T08:47:00</dc:date>
            </office:change-info>
            <text:p text:style-name="Standard">. <text:s/></text:p>
          </text:deletion>
        </text:changed-region>
        <text:changed-region xml:id="ct663692976" text:id="ct663692976">
          <text:insertion>
            <office:change-info>
              <dc:creator>Bob Jacobsen</dc:creator>
              <dc:date>2013-01-27T08:47:00</dc:date>
            </office:change-info>
          </text:insertion>
        </text:changed-region>
        <text:changed-region xml:id="ct1239494112" text:id="ct1239494112">
          <text:insertion>
            <office:change-info>
              <dc:creator>Bob Jacobsen</dc:creator>
              <dc:date>2013-01-27T08:51:00</dc:date>
            </office:change-info>
          </text:insertion>
        </text:changed-region>
        <text:changed-region xml:id="ct663226784" text:id="ct663226784">
          <text:deletion>
            <office:change-info>
              <dc:creator>Bob Jacobsen</dc:creator>
              <dc:date>2013-01-27T08:52:00</dc:date>
            </office:change-info>
            <text:p text:style-name="Standard">emit</text:p>
          </text:deletion>
        </text:changed-region>
        <text:changed-region xml:id="ct663226880" text:id="ct663226880">
          <text:insertion>
            <office:change-info>
              <dc:creator>Bob Jacobsen</dc:creator>
              <dc:date>2013-01-27T08:52:00</dc:date>
            </office:change-info>
          </text:insertion>
        </text:changed-region>
        <text:changed-region xml:id="ct663369984" text:id="ct663369984">
          <text:deletion>
            <office:change-info>
              <dc:creator>Bob Jacobsen</dc:creator>
              <dc:date>2013-01-27T08:52:00</dc:date>
            </office:change-info>
            <text:p text:style-name="Standard">P/C Event ID</text:p>
          </text:deletion>
        </text:changed-region>
        <text:changed-region xml:id="ct663370112" text:id="ct663370112">
          <text:insertion>
            <office:change-info>
              <dc:creator>Bob Jacobsen</dc:creator>
              <dc:date>2013-01-27T08:52:00</dc:date>
            </office:change-info>
          </text:insertion>
        </text:changed-region>
        <text:changed-region xml:id="ct663370240" text:id="ct663370240">
          <text:deletion>
            <office:change-info>
              <dc:creator>Bob Jacobsen</dc:creator>
              <dc:date>2013-01-27T08:53:00</dc:date>
            </office:change-info>
            <text:p text:style-name="Standard">ir</text:p>
          </text:deletion>
        </text:changed-region>
        <text:changed-region xml:id="ct1240416096" text:id="ct1240416096">
          <text:insertion>
            <office:change-info>
              <dc:creator>Bob Jacobsen</dc:creator>
              <dc:date>2013-01-27T08:53:00</dc:date>
            </office:change-info>
          </text:insertion>
        </text:changed-region>
        <text:changed-region xml:id="ct1240416192" text:id="ct1240416192">
          <text:deletion>
            <office:change-info>
              <dc:creator>Bob Jacobsen</dc:creator>
              <dc:date>2013-01-27T08:53:00</dc:date>
            </office:change-info>
            <text:p text:style-name="Standard">.</text:p>
            <text:p text:style-name="Standard"/>
          </text:deletion>
        </text:changed-region>
        <text:changed-region xml:id="ct1240416320" text:id="ct1240416320">
          <text:insertion>
            <office:change-info>
              <dc:creator>Bob Jacobsen</dc:creator>
              <dc:date>2013-01-27T08:53:00</dc:date>
            </office:change-info>
          </text:insertion>
        </text:changed-region>
        <text:changed-region xml:id="ct1239487488" text:id="ct1239487488">
          <text:deletion>
            <office:change-info>
              <dc:creator>Bob Jacobsen</dc:creator>
              <dc:date>2013-01-27T08:50:00</dc:date>
            </office:change-info>
            <text:p text:style-name="P8">, alternately, </text:p>
          </text:deletion>
        </text:changed-region>
        <text:changed-region xml:id="ct1239571184" text:id="ct1239571184">
          <text:insertion>
            <office:change-info>
              <dc:creator>Bob Jacobsen</dc:creator>
              <dc:date>2013-01-27T08:50:00</dc:date>
            </office:change-info>
          </text:insertion>
        </text:changed-region>
        <text:changed-region xml:id="ct663409792" text:id="ct663409792">
          <text:deletion>
            <office:change-info>
              <dc:creator>Bob Jacobsen</dc:creator>
              <dc:date>2013-01-27T08:50:00</dc:date>
            </office:change-info>
            <text:p text:style-name="P8">, the Peer-to-Peer Model, or the Publish-Subscribe Model</text:p>
          </text:deletion>
        </text:changed-region>
        <text:changed-region xml:id="ct544028704" text:id="ct544028704">
          <text:deletion>
            <office:change-info>
              <dc:creator>Bob Jacobsen</dc:creator>
              <dc:date>2013-01-27T08:53:00</dc:date>
            </office:change-info>
            <text:p text:style-name="P8">such event#s</text:p>
          </text:deletion>
        </text:changed-region>
        <text:changed-region xml:id="ct543859472" text:id="ct543859472">
          <text:insertion>
            <office:change-info>
              <dc:creator>Bob Jacobsen</dc:creator>
              <dc:date>2013-01-27T08:53:00</dc:date>
            </office:change-info>
          </text:insertion>
        </text:changed-region>
        <text:changed-region xml:id="ct544076224" text:id="ct544076224">
          <text:insertion>
            <office:change-info>
              <dc:creator>Bob Jacobsen</dc:creator>
              <dc:date>2013-01-27T08:54:00</dc:date>
            </office:change-info>
          </text:insertion>
        </text:changed-region>
        <text:changed-region xml:id="ct543986512" text:id="ct543986512">
          <text:deletion>
            <office:change-info>
              <dc:creator>Bob Jacobsen</dc:creator>
              <dc:date>2013-01-27T08:54:00</dc:date>
            </office:change-info>
            <text:p text:style-name="P8">an event#</text:p>
          </text:deletion>
        </text:changed-region>
        <text:changed-region xml:id="ct663630256" text:id="ct663630256">
          <text:insertion>
            <office:change-info>
              <dc:creator>Bob Jacobsen</dc:creator>
              <dc:date>2013-01-27T08:54:00</dc:date>
            </office:change-info>
          </text:insertion>
        </text:changed-region>
        <text:changed-region xml:id="ct663187248" text:id="ct663187248">
          <text:deletion>
            <office:change-info>
              <dc:creator>Bob Jacobsen</dc:creator>
              <dc:date>2013-01-27T08:54:00</dc:date>
            </office:change-info>
            <text:p text:style-name="P8"/>
            <text:p text:style-name="P9">Performance &amp; loading at node startup, layout startup particularly on CAN. Numbers and simulations.</text:p>
          </text:deletion>
        </text:changed-region>
        <text:changed-region xml:id="ct544076320" text:id="ct544076320">
          <text:insertion>
            <office:change-info>
              <dc:creator>Bob Jacobsen</dc:creator>
              <dc:date>2013-01-27T08:54:00</dc:date>
            </office:change-info>
          </text:insertion>
        </text:changed-region>
        <text:changed-region xml:id="ct1240384080" text:id="ct1240384080">
          <text:deletion>
            <office:change-info>
              <dc:creator>Bob Jacobsen</dc:creator>
              <dc:date>2013-01-27T08:56:00</dc:date>
            </office:change-info>
            <text:h text:style-name="Heading_20_2" text:outline-level="2">Merge the example in http://openlcb.org/trunk/documents/examples/CAN-TCP-CAN-TCP-example.html</text:h>
          </text:deletion>
        </text:changed-region>
        <text:changed-region xml:id="ct1239440992" text:id="ct1239440992">
          <text:insertion>
            <office:change-info>
              <dc:creator>Bob Jacobsen</dc:creator>
              <dc:date>2013-01-27T08:56:00</dc:date>
            </office:change-info>
          </text:insertion>
        </text:changed-region>
        <text:changed-region xml:id="ct651178096" text:id="ct651178096">
          <text:insertion>
            <office:change-info>
              <dc:creator>Bob Jacobsen</dc:creator>
              <dc:date>2013-01-27T08:59:00</dc:date>
            </office:change-info>
          </text:insertion>
        </text:changed-region>
        <text:changed-region xml:id="ct663630016" text:id="ct663630016">
          <text:insertion>
            <office:change-info>
              <dc:creator>Bob Jacobsen</dc:creator>
              <dc:date>2013-01-27T08:56:00</dc:date>
            </office:change-info>
          </text:insertion>
        </text:changed-region>
        <text:changed-region xml:id="ct1240383808" text:id="ct1240383808">
          <text:insertion>
            <office:change-info>
              <dc:creator>Bob Jacobsen</dc:creator>
              <dc:date>2013-01-27T09:11:00</dc:date>
            </office:change-info>
          </text:insertion>
        </text:changed-region>
        <text:changed-region xml:id="ct663303648" text:id="ct663303648">
          <text:insertion>
            <office:change-info>
              <dc:creator>Bob Jacobsen</dc:creator>
              <dc:date>2013-01-27T09:12:00</dc:date>
            </office:change-info>
          </text:insertion>
        </text:changed-region>
        <text:changed-region xml:id="ct663295568" text:id="ct663295568">
          <text:insertion>
            <office:change-info>
              <dc:creator>Bob Jacobsen</dc:creator>
              <dc:date>2013-01-27T09:17:00</dc:date>
            </office:change-info>
          </text:insertion>
        </text:changed-region>
        <text:changed-region xml:id="ct663295696" text:id="ct663295696">
          <text:insertion>
            <office:change-info>
              <dc:creator>Bob Jacobsen</dc:creator>
              <dc:date>2013-01-27T09:18:00</dc:date>
            </office:change-info>
          </text:insertion>
        </text:changed-region>
        <text:changed-region xml:id="ct1239666992" text:id="ct1239666992">
          <text:insertion>
            <office:change-info>
              <dc:creator>Bob Jacobsen</dc:creator>
              <dc:date>2013-01-27T09:19:00</dc:date>
            </office:change-info>
          </text:insertion>
        </text:changed-region>
        <text:changed-region xml:id="ct663225360" text:id="ct663225360">
          <text:deletion>
            <office:change-info>
              <dc:creator>Bob Jacobsen</dc:creator>
              <dc:date>2013-01-27T09:19:00</dc:date>
            </office:change-info>
            <text:p text:style-name="Standard">: a</text:p>
          </text:deletion>
        </text:changed-region>
        <text:changed-region xml:id="ct663225504" text:id="ct663225504">
          <text:insertion>
            <office:change-info>
              <dc:creator>Bob Jacobsen</dc:creator>
              <dc:date>2013-01-27T09:19:00</dc:date>
            </office:change-info>
          </text:insertion>
        </text:changed-region>
        <text:changed-region xml:id="ct1239459488" text:id="ct1239459488">
          <text:insertion>
            <office:change-info>
              <dc:creator>Bob Jacobsen</dc:creator>
              <dc:date>2013-01-27T09:19:00</dc:date>
            </office:change-info>
          </text:insertion>
        </text:changed-region>
        <text:changed-region xml:id="ct1239459616" text:id="ct1239459616">
          <text:deletion>
            <office:change-info>
              <dc:creator>Bob Jacobsen</dc:creator>
              <dc:date>2013-01-27T09:19:00</dc:date>
            </office:change-info>
            <text:p text:style-name="Standard">s</text:p>
          </text:deletion>
        </text:changed-region>
        <text:changed-region xml:id="ct1239459760" text:id="ct1239459760">
          <text:insertion>
            <office:change-info>
              <dc:creator>Bob Jacobsen</dc:creator>
              <dc:date>2013-01-27T09:19:00</dc:date>
            </office:change-info>
          </text:insertion>
        </text:changed-region>
        <text:changed-region xml:id="ct663141888" text:id="ct663141888">
          <text:deletion>
            <office:change-info>
              <dc:creator>Bob Jacobsen</dc:creator>
              <dc:date>2013-01-27T09:20:00</dc:date>
            </office:change-info>
            <text:p text:style-name="Standard">(</text:p>
          </text:deletion>
        </text:changed-region>
        <text:changed-region xml:id="ct663141984" text:id="ct663141984">
          <text:deletion>
            <office:change-info>
              <dc:creator>Bob Jacobsen</dc:creator>
              <dc:date>2013-01-27T09:20:00</dc:date>
            </office:change-info>
            <text:p text:style-name="Standard">)</text:p>
          </text:deletion>
        </text:changed-region>
        <text:changed-region xml:id="ct544002336" text:id="ct544002336">
          <text:deletion>
            <office:change-info>
              <dc:creator>Bob Jacobsen</dc:creator>
              <dc:date>2013-01-27T09:21:00</dc:date>
            </office:change-info>
            <text:p text:style-name="Standard">So we have created a central spreadsheet on which uses can be recorded. </text:p>
          </text:deletion>
        </text:changed-region>
        <text:changed-region xml:id="ct544003184" text:id="ct544003184">
          <text:insertion>
            <office:change-info>
              <dc:creator>Bob Jacobsen</dc:creator>
              <dc:date>2013-01-27T09:21:00</dc:date>
            </office:change-info>
          </text:insertion>
        </text:changed-region>
        <text:changed-region xml:id="ct544004704" text:id="ct544004704">
          <text:insertion>
            <office:change-info>
              <dc:creator>Bob Jacobsen</dc:creator>
              <dc:date>2013-01-27T09:22:00</dc:date>
            </office:change-info>
          </text:insertion>
        </text:changed-region>
        <text:changed-region xml:id="ct544003280" text:id="ct544003280">
          <text:deletion>
            <office:change-info>
              <dc:creator>Bob Jacobsen</dc:creator>
              <dc:date>2013-01-27T09:23:00</dc:date>
            </office:change-info>
            <text:p text:style-name="Standard"><text:span text:style-name="T2">This will eventually provide a machine-accessible record.</text:span><text:span text:style-name="T2"><office:annotation><dc:creator>Bob Jacobsen</dc:creator><dc:date>2013-01-23T07:37:28</dc:date><text:p text:style-name="P43"><text:span text:style-name="T21">DPH: <text:s text:c="2"/>[[reference needed] Right now, it's on the web at http://www.openlcb.org/trunk/specs/EventIdAllocations.pdf and </text:span><text:span text:style-name="T21"><text:a xlink:href="http://www.openlcb.org/trunk/specs/EventIdAllocations.ods">http://www.openlcb.org/trunk/specs/EventIdAllocations.ods</text:a></text:span><text:span text:style-name="T21"> Should that be a footnote, endnote or in-line?</text:span></text:p></office:annotation></text:span></text:p>
          </text:deletion>
        </text:changed-region>
        <text:changed-region xml:id="ct544002912" text:id="ct544002912">
          <text:deletion>
            <office:change-info>
              <dc:creator>Bob Jacobsen</dc:creator>
              <dc:date>2013-01-27T09:25:00</dc:date>
            </office:change-info>
            <text:p text:style-name="P10"/>
            <text:p text:style-name="Standard">All of these are assigned<text:span text:style-name="T2"> with </text:span></text:p>
          </text:deletion>
        </text:changed-region>
        <text:changed-region xml:id="ct544005024" text:id="ct544005024">
          <text:deletion>
            <office:change-info>
              <dc:creator>Bob Jacobsen</dc:creator>
              <dc:date>2013-01-27T09:24:00</dc:date>
            </office:change-info>
            <text:p text:style-name="P10">a r</text:p>
          </text:deletion>
        </text:changed-region>
        <text:changed-region xml:id="ct544004896" text:id="ct544004896">
          <text:deletion>
            <office:change-info>
              <dc:creator>Bob Jacobsen</dc:creator>
              <dc:date>2013-01-27T09:25:00</dc:date>
            </office:change-info>
            <text:p text:style-name="P10">eserved ID in their upper six bytes to ensure uniqueness and simplify recognition.</text:p>
          </text:deletion>
        </text:changed-region>
        <text:changed-region xml:id="ct1239666816" text:id="ct1239666816">
          <text:insertion>
            <office:change-info>
              <dc:creator>Bob Jacobsen</dc:creator>
              <dc:date>2013-01-27T09:29:00</dc:date>
            </office:change-info>
          </text:insertion>
        </text:changed-region>
        <text:changed-region xml:id="ct663142096" text:id="ct663142096">
          <text:deletion>
            <office:change-info>
              <dc:creator>Bob Jacobsen</dc:creator>
              <dc:date>2013-01-27T09:30:00</dc:date>
            </office:change-info>
            <text:p text:style-name="Standard">Nodes using these </text:p>
          </text:deletion>
        </text:changed-region>
        <text:changed-region xml:id="ct663142224" text:id="ct663142224">
          <text:insertion>
            <office:change-info>
              <dc:creator>Bob Jacobsen</dc:creator>
              <dc:date>2013-01-27T09:30:00</dc:date>
            </office:change-info>
          </text:insertion>
        </text:changed-region>
        <text:changed-region xml:id="ct480056432" text:id="ct480056432">
          <text:insertion>
            <office:change-info>
              <dc:creator>David Harris</dc:creator>
              <dc:date>2013-02-01T21:03:00</dc:date>
            </office:change-info>
          </text:insertion>
        </text:changed-region>
        <text:changed-region xml:id="ct482113296" text:id="ct482113296">
          <text:insertion>
            <office:change-info>
              <dc:creator>Bob Jacobsen</dc:creator>
              <dc:date>2013-01-27T09:30:00</dc:date>
            </office:change-info>
          </text:insertion>
        </text:changed-region>
        <text:changed-region xml:id="ct544002480" text:id="ct544002480">
          <text:deletion>
            <office:change-info>
              <dc:creator>Bob Jacobsen</dc:creator>
              <dc:date>2013-01-27T09:30:00</dc:date>
            </office:change-info>
            <text:p text:style-name="Standard">listing</text:p>
          </text:deletion>
        </text:changed-region>
        <text:changed-region xml:id="ct544002608" text:id="ct544002608">
          <text:insertion>
            <office:change-info>
              <dc:creator>Bob Jacobsen</dc:creator>
              <dc:date>2013-01-27T09:30:00</dc:date>
            </office:change-info>
          </text:insertion>
        </text:changed-region>
        <text:changed-region xml:id="ct544002736" text:id="ct544002736">
          <text:insertion>
            <office:change-info>
              <dc:creator>Bob Jacobsen</dc:creator>
              <dc:date>2013-01-27T09:27:00</dc:date>
            </office:change-info>
          </text:insertion>
        </text:changed-region>
        <text:changed-region xml:id="ct543460672" text:id="ct543460672">
          <text:deletion>
            <office:change-info>
              <dc:creator>Bob Jacobsen</dc:creator>
              <dc:date>2013-01-27T09:20:00</dc:date>
            </office:change-info>
            <text:p text:style-name="Standard">e</text:p>
          </text:deletion>
        </text:changed-region>
        <text:changed-region xml:id="ct543723024" text:id="ct543723024">
          <text:insertion>
            <office:change-info>
              <dc:creator>Bob Jacobsen</dc:creator>
              <dc:date>2013-01-27T09:20:00</dc:date>
            </office:change-info>
          </text:insertion>
        </text:changed-region>
        <text:changed-region xml:id="ct544001968" text:id="ct544001968">
          <text:deletion>
            <office:change-info>
              <dc:creator>Bob Jacobsen</dc:creator>
              <dc:date>2013-01-27T09:20:00</dc:date>
            </office:change-info>
            <text:p text:style-name="Standard">(and that isn't a datagram) </text:p>
          </text:deletion>
        </text:changed-region>
        <text:changed-region xml:id="ct544002128" text:id="ct544002128">
          <text:insertion>
            <office:change-info>
              <dc:creator>Bob Jacobsen</dc:creator>
              <dc:date>2013-01-27T08: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Technical Note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1">the</text:span> sum of the inputs that trigger the production of the PCER by the producer(s<text:span text:style-name="T6">) and the action(s) taken by the consumer(s).</text:span><text:change-start text:change-id="ct702642768"/></text:p>
      <text:p text:style-name="Standard"><text:change-end text:change-id="ct702642768"/><text:change text:change-id="ct1253022368"/><text:span text:style-name="T6">Its main advantage is the knowledge independence it imparts between all of </text:span><text:span text:style-name="T10">the</text:span><text:span text:style-name="T6">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7"> the other nodes involved in </text:span><text:span text:style-name="T11">the</text:span><text:span text:style-name="T7"> event.</text:span><text:change text:change-id="ct662396336"/><text:note text:id="ftn1" text:note-class="footnote"><text:note-citation>1</text:note-citation><text:note-body><text:p text:style-name="P27"><text:change-start text:change-id="ct703399584"/><text:span text:style-name="T15">D. Miorandi and S. Vitturi, “Performance analysis of producer/consumer protocols over IEEE 802.11 wireless links”, </text:span><text:span text:style-name="T16">Proc. IEEE Workshop Factory Communication Systems (WFCS)</text:span><text:span text:style-name="T17">, 2004 </text:span><text:change-end text:change-id="ct703399584"/></text:p></text:note-body></text:note><text:note text:id="ftn2" text:note-class="footnote"><text:note-citation>2</text:note-citation><text:note-body><text:p text:style-name="Footnote"><text:span text:style-name="T18">The Producer/Consumer Model and Control System Design ControlLogix 1999 </text:span>https://cours.etsmtl.ca/gpa774/Cours/old-24-03-04/Documentations/Rockwell/articles/Producer_Consumer.html</text:p></text:note-body></text:note><text:change text:change-id="ct1252857440"/></text:p>
      <text:p text:style-name="Standard">The P/C Event ID included in a PCER message is a 8-byte unique identifier. The method for assigning these and ensuring their uniqueness is in the <text:change-start text:change-id="ct702722960"/>Open<text:change-end text:change-id="ct702722960"/><text:change-start text:change-id="ct703452576"/>LCB <text:change-end text:change-id="ct703452576"/>Event <text:change text:change-id="ct703055696"/><text:change-start text:change-id="ct662035360"/>Identifiers<text:change-end text:change-id="ct662035360"/> Standard and Technical Note.<text:change text:change-id="ct662199744"/><text:change-start text:change-id="ct702960832"/> <text:change-end text:change-id="ct702960832"/><text:change-start text:change-id="ct703353264"/></text:p>
      <text:p text:style-name="Standard"><text:change-end text:change-id="ct703353264"/>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text:soft-page-break/>Intended Use<text:change text:change-id="ct703513888"/></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1">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text:change text:change-id="ct703011088"/><text:change-start text:change-id="ct702712720"/>code<text:change-end text:change-id="ct702712720"/> <text:span text:style-name="T1">the</text:span> time. <text:s/></text:p>
      <text:h text:style-name="Heading_20_2" text:outline-level="2">References and Context</text:h>
      <text:p text:style-name="Standard"> For more information on format and presentation, see: </text:p>
      <text:list xml:id="list8984780907408427049" text:style-name="L1">
        <text:list-item>
          <text:p text:style-name="P38">OpenLCB Common Information Technical Note</text:p>
        </text:list-item>
      </text:list>
      <text:p text:style-name="Standard">For more information on MTI values and how they are laid out, see:</text:p>
      <text:list xml:id="list8348568274160024097" text:style-name="L2">
        <text:list-item>
          <text:p text:style-name="P39">OpenLCB Message Network Standard<text:note text:id="ftn3"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list-item>
        <text:list-item>
          <text:p text:style-name="P39">MTI allocation table<text:note text:id="ftn4" text:note-class="footnote"><text:note-citation>4</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1">the</text:span> form 0bv...0 and the mask 0b0...m. <text:s/>If the lowest bit of the base value is a one, then the combined form is 0bv...0. <text:s/>However, if the lowest bit of <text:span text:style-name="T1">the</text:span> base value is a zero, then the mask is inverted and the combined form becomes 0bv...1. <text:s/></text:p>
      <text:p text:style-name="Standard"><draw:g text:anchor-type="paragraph" draw:z-index="15" draw:style-name="gr3"><draw:rect draw:style-name="gr5" draw:text-style-name="P47" svg:width="0.401cm" svg:height="0.802cm" svg:x="6.644cm" svg:y="0.668cm"><text:p text:style-name="P46"><text:span text:style-name="T23">0</text:span></text:p></draw:rect><draw:rect draw:style-name="gr5" draw:text-style-name="P47" svg:width="0.401cm" svg:height="0.802cm" svg:x="4.344cm" svg:y="0.668cm"><text:p text:style-name="P46"><text:span text:style-name="T23">x</text:span></text:p></draw:rect><draw:rect draw:style-name="gr5" draw:text-style-name="P47" svg:width="0.399cm" svg:height="0.802cm" svg:x="6.246cm" svg:y="0.668cm"><text:p text:style-name="P46"><text:span text:style-name="T23">x</text:span></text:p></draw:rect><draw:rect draw:style-name="gr5" draw:text-style-name="P47" xml:id="id7" draw:id="id7" svg:width="0.401cm" svg:height="0.802cm" svg:x="5.845cm" svg:y="0.668cm"><text:p text:style-name="P46"><text:span text:style-name="T23">x</text:span></text:p></draw:rect><draw:rect draw:style-name="gr5" draw:text-style-name="P47" svg:width="0.401cm" svg:height="0.802cm" svg:x="5.445cm" svg:y="0.668cm"><text:p text:style-name="P46"><text:span text:style-name="T23">x</text:span></text:p></draw:rect><draw:rect draw:style-name="gr5" draw:text-style-name="P47" svg:width="0.401cm" svg:height="0.802cm" svg:x="8.244cm" svg:y="0.668cm"><text:p text:style-name="P46"><text:span text:style-name="T23">0</text:span></text:p></draw:rect><draw:rect draw:style-name="gr5" draw:text-style-name="P47" svg:width="0.399cm" svg:height="0.802cm" svg:x="7.846cm" svg:y="0.668cm"><text:p text:style-name="P46"><text:span text:style-name="T23">0</text:span></text:p></draw:rect><draw:rect draw:style-name="gr5" draw:text-style-name="P47" svg:width="0.401cm" svg:height="0.802cm" svg:x="7.445cm" svg:y="0.668cm"><text:p text:style-name="P46"><text:span text:style-name="T23">...</text:span></text:p></draw:rect><draw:rect draw:style-name="gr5" draw:text-style-name="P47" svg:width="0.401cm" svg:height="0.802cm" svg:x="7.045cm" svg:y="0.668cm"><text:p text:style-name="P46"><text:span text:style-name="T23">0</text:span></text:p></draw:rect><draw:rect draw:style-name="gr5" draw:text-style-name="P47" svg:width="0.701cm" svg:height="0.802cm" svg:x="4.745cm" svg:y="0.668cm"><text:p text:style-name="P46"><text:span text:style-name="T23">...</text:span></text:p></draw:rect><draw:custom-shape draw:style-name="gr6" draw:text-style-name="P48" svg:width="0.301cm" svg:height="2.1cm" draw:transform="rotate (1.5707963267946) translate (6.84565277777778cm 3.266722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301cm" svg:height="1.8cm" draw:transform="rotate (1.5707963267946) translate (9.14576388888889cm 3.26672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6" draw:text-style-name="P50" svg:width="1.4cm" svg:height="0.659cm" svg:x="7.145cm" svg:y="3.169cm"><draw:text-box><text:p text:style-name="P49"><text:span text:style-name="T24">Base</text:span></text:p></draw:text-box></draw:frame><draw:frame draw:style-name="gr11" draw:text-style-name="P50" svg:width="1.401cm" svg:height="0.659cm" svg:x="9.345cm" svg:y="3.169cm"><draw:text-box><text:p text:style-name="P49"><text:span text:style-name="T24">Mask</text:span></text:p></draw:text-box></draw:frame><draw:rect draw:style-name="gr5" draw:text-style-name="P47" svg:width="0.401cm" svg:height="0.802cm" svg:x="9.045cm" svg:y="2.069cm"><text:p text:style-name="P46"><text:span text:style-name="T23">x</text:span></text:p></draw:rect><draw:rect draw:style-name="gr5" draw:text-style-name="P47" svg:width="0.401cm" svg:height="0.802cm" svg:x="6.745cm" svg:y="2.069cm"><text:p text:style-name="P46"><text:span text:style-name="T23">x</text:span></text:p></draw:rect><draw:rect draw:style-name="gr5" draw:text-style-name="P47" svg:width="0.401cm" svg:height="0.802cm" svg:x="8.645cm" svg:y="2.069cm"><text:p text:style-name="P46"><text:span text:style-name="T23">x</text:span></text:p></draw:rect><draw:rect draw:style-name="gr5" draw:text-style-name="P47" svg:width="0.401cm" svg:height="0.802cm" svg:x="8.244cm" svg:y="2.069cm"><text:p text:style-name="P46"><text:span text:style-name="T23">x</text:span></text:p></draw:rect><draw:rect draw:style-name="gr5" draw:text-style-name="P47" svg:width="0.399cm" svg:height="0.802cm" svg:x="7.846cm" svg:y="2.069cm"><text:p text:style-name="P46"><text:span text:style-name="T23">x</text:span></text:p></draw:rect><draw:rect draw:style-name="gr5" draw:text-style-name="P47" svg:width="0.401cm" svg:height="0.802cm" svg:x="10.645cm" svg:y="2.069cm"><text:p text:style-name="P46"><text:span text:style-name="T23">x</text:span></text:p></draw:rect><draw:rect draw:style-name="gr5" draw:text-style-name="P47" svg:width="0.401cm" svg:height="0.802cm" svg:x="10.245cm" svg:y="2.069cm"><text:p text:style-name="P46"><text:span text:style-name="T23">x</text:span></text:p></draw:rect><draw:rect draw:style-name="gr5" draw:text-style-name="P47" svg:width="0.401cm" svg:height="0.802cm" svg:x="9.844cm" svg:y="2.069cm"><text:p text:style-name="P46"><text:span text:style-name="T23">...</text:span></text:p></draw:rect><draw:rect draw:style-name="gr5" draw:text-style-name="P47" svg:width="0.399cm" svg:height="0.802cm" svg:x="9.445cm" svg:y="2.069cm"><text:p text:style-name="P46"><text:span text:style-name="T23">x</text:span></text:p></draw:rect><draw:rect draw:style-name="gr5" draw:text-style-name="P47" svg:width="0.701cm" svg:height="0.802cm" svg:x="7.145cm" svg:y="2.069cm"><text:p text:style-name="P46"><text:span text:style-name="T23">...</text:span></text:p></draw:rect><draw:rect draw:style-name="gr5" draw:text-style-name="P47" svg:width="0.399cm" svg:height="0.802cm" svg:x="11.446cm" svg:y="0.668cm"><text:p text:style-name="P46"><text:span text:style-name="T23">m</text:span></text:p></draw:rect><draw:rect draw:style-name="gr17" draw:text-style-name="P47" svg:width="0.399cm" svg:height="0.802cm" svg:x="9.146cm" svg:y="0.668cm"><text:p/></draw:rect><draw:rect draw:style-name="gr17" draw:text-style-name="P47" svg:width="0.401cm" svg:height="0.802cm" svg:x="11.045cm" svg:y="0.668cm"><text:p/></draw:rect><draw:rect draw:style-name="gr17" draw:text-style-name="P47" svg:width="0.401cm" svg:height="0.802cm" svg:x="10.645cm" svg:y="0.668cm"><text:p/></draw:rect><draw:rect draw:style-name="gr17" draw:text-style-name="P47" svg:width="0.401cm" svg:height="0.802cm" svg:x="10.245cm" svg:y="0.668cm"><text:p/></draw:rect><draw:rect draw:style-name="gr5" draw:text-style-name="P47" svg:width="0.399cm" svg:height="0.802cm" svg:x="13.046cm" svg:y="0.668cm"><text:p text:style-name="P46"><text:span text:style-name="T23">m</text:span></text:p></draw:rect><draw:rect draw:style-name="gr5" draw:text-style-name="P47" svg:width="0.401cm" svg:height="0.802cm" svg:x="12.645cm" svg:y="0.668cm"><text:p text:style-name="P46"><text:span text:style-name="T23">m</text:span></text:p></draw:rect><draw:rect draw:style-name="gr5" draw:text-style-name="P47" xml:id="id9" draw:id="id9" svg:width="0.401cm" svg:height="0.802cm" svg:x="12.245cm" svg:y="0.668cm"><text:p text:style-name="P46"><text:span text:style-name="T23">...</text:span></text:p></draw:rect><draw:rect draw:style-name="gr5" draw:text-style-name="P47" svg:width="0.401cm" svg:height="0.802cm" svg:x="11.844cm" svg:y="0.668cm"><text:p text:style-name="P46"><text:span text:style-name="T23">m</text:span></text:p></draw:rect><draw:rect draw:style-name="gr5" draw:text-style-name="P47" svg:width="0.701cm" svg:height="0.802cm" svg:x="9.544cm" svg:y="0.668cm"><text:p text:style-name="P46"><text:span text:style-name="T23">...</text:span></text:p></draw:rect><draw:rect draw:style-name="gr5" draw:text-style-name="P47" svg:width="0.401cm" svg:height="0.802cm" svg:x="9.04cm" svg:y="2.063cm"><text:p text:style-name="P46"><text:span text:style-name="T23">x</text:span></text:p></draw:rect><draw:rect draw:style-name="gr5" draw:text-style-name="P47" svg:width="0.401cm" svg:height="0.802cm" svg:x="6.74cm" svg:y="2.063cm"><text:p text:style-name="P46"><text:span text:style-name="T23">x</text:span></text:p></draw:rect><draw:rect draw:style-name="gr5" draw:text-style-name="P47" svg:width="0.401cm" svg:height="0.802cm" svg:x="8.639cm" svg:y="2.063cm"><text:p text:style-name="P46"><text:span text:style-name="T23">x</text:span></text:p></draw:rect><draw:rect draw:style-name="gr5" draw:text-style-name="P47" svg:width="0.399cm" svg:height="0.802cm" svg:x="8.241cm" svg:y="2.063cm"><text:p text:style-name="P46"><text:span text:style-name="T23">x</text:span></text:p></draw:rect><draw:rect draw:style-name="gr5" draw:text-style-name="P47" svg:width="0.401cm" svg:height="0.802cm" svg:x="7.84cm" svg:y="2.063cm"><text:p text:style-name="P46"><text:span text:style-name="T23">x</text:span></text:p></draw:rect><draw:rect draw:style-name="gr5" draw:text-style-name="P47" svg:width="0.401cm" svg:height="0.802cm" svg:x="10.64cm" svg:y="2.063cm"><text:p text:style-name="P46"><text:span text:style-name="T23">x</text:span></text:p></draw:rect><draw:rect draw:style-name="gr5" draw:text-style-name="P47" svg:width="0.401cm" svg:height="0.802cm" svg:x="10.239cm" svg:y="2.063cm"><text:p text:style-name="P46"><text:span text:style-name="T23">x</text:span></text:p></draw:rect><draw:rect draw:style-name="gr5" draw:text-style-name="P47" svg:width="0.399cm" svg:height="0.802cm" svg:x="9.841cm" svg:y="2.063cm"><text:p text:style-name="P46"><text:span text:style-name="T23">...</text:span></text:p></draw:rect><draw:rect draw:style-name="gr5" draw:text-style-name="P47" svg:width="0.401cm" svg:height="0.802cm" svg:x="9.44cm" svg:y="2.063cm"><text:p text:style-name="P46"><text:span text:style-name="T23">x</text:span></text:p></draw:rect><draw:rect draw:style-name="gr5" draw:text-style-name="P47" svg:width="0.701cm" svg:height="0.802cm" svg:x="7.14cm" svg:y="2.063cm"><text:p text:style-name="P46"><text:span text:style-name="T23">...</text:span></text:p></draw:rect><draw:rect draw:style-name="gr5" draw:text-style-name="P47" svg:width="0.401cm" svg:height="0.802cm" svg:x="9.04cm" svg:y="2.063cm"><text:p text:style-name="P46"><text:span text:style-name="T23">m</text:span></text:p></draw:rect><draw:rect draw:style-name="gr5" draw:text-style-name="P47" svg:width="0.401cm" svg:height="0.802cm" svg:x="6.74cm" svg:y="2.063cm"><text:p text:style-name="P46"><text:span text:style-name="T23">x</text:span></text:p></draw:rect><draw:rect draw:style-name="gr5" draw:text-style-name="P47" svg:width="0.401cm" svg:height="0.802cm" svg:x="8.639cm" svg:y="2.063cm"><text:p text:style-name="P46"><text:span text:style-name="T23">x</text:span></text:p></draw:rect><draw:rect draw:style-name="gr5" draw:text-style-name="P47" svg:width="0.399cm" svg:height="0.802cm" svg:x="8.241cm" svg:y="2.063cm"><text:p text:style-name="P46"><text:span text:style-name="T23">x</text:span></text:p></draw:rect><draw:rect draw:style-name="gr5" draw:text-style-name="P47" xml:id="id8" draw:id="id8" svg:width="0.401cm" svg:height="0.802cm" svg:x="7.84cm" svg:y="2.063cm"><text:p text:style-name="P46"><text:span text:style-name="T23">x</text:span></text:p></draw:rect><draw:rect draw:style-name="gr5" draw:text-style-name="P47" svg:width="0.401cm" svg:height="0.802cm" svg:x="10.64cm" svg:y="2.063cm"><text:p text:style-name="P46"><text:span text:style-name="T23">m</text:span></text:p></draw:rect><draw:rect draw:style-name="gr5" draw:text-style-name="P47" svg:width="0.401cm" svg:height="0.802cm" svg:x="10.239cm" svg:y="2.063cm"><text:p text:style-name="P46"><text:span text:style-name="T23">m</text:span></text:p></draw:rect><draw:rect draw:style-name="gr5" draw:text-style-name="P47" xml:id="id10" draw:id="id10" svg:width="0.399cm" svg:height="0.802cm" svg:x="9.841cm" svg:y="2.063cm"><text:p text:style-name="P46"><text:span text:style-name="T23">...</text:span></text:p></draw:rect><draw:rect draw:style-name="gr5" draw:text-style-name="P47" svg:width="0.401cm" svg:height="0.802cm" svg:x="9.44cm" svg:y="2.063cm"><text:p text:style-name="P46"><text:span text:style-name="T23">m</text:span></text:p></draw:rect><draw:rect draw:style-name="gr5" draw:text-style-name="P47" svg:width="0.701cm" svg:height="0.802cm" svg:x="7.14cm" svg:y="2.063cm"><text:p text:style-name="P46"><text:span text:style-name="T23">...</text:span></text:p></draw:rect><draw:frame draw:style-name="gr16" draw:text-style-name="P50" svg:width="1.401cm" svg:height="0.659cm" svg:x="4.145cm" svg:y="0.169cm"><draw:text-box><text:p text:style-name="P49"><text:span text:style-name="T24">Base</text:span></text:p></draw:text-box></draw:frame><draw:frame draw:style-name="gr11" draw:text-style-name="P50" svg:width="1.401cm" svg:height="0.659cm" svg:x="8.945cm" svg:y="0.169cm"><draw:text-box><text:p text:style-name="P49"><text:span text:style-name="T24">Mask</text:span></text:p></draw:text-box></draw:frame><draw:connector draw:style-name="gr10" draw:text-style-name="P48" draw:type="line" svg:x1="6.045cm" svg:y1="1.469cm" svg:x2="8.04cm" svg:y2="2.064cm" draw:start-shape="id7" draw:end-shape="id8" draw:end-glue-point="0" svg:d="m6045 1469 1995 595"><text:p/></draw:connector><draw:connector draw:style-name="gr10" draw:text-style-name="P48" draw:type="line" svg:x1="12.444cm" svg:y1="1.469cm" svg:x2="10.04cm" svg:y2="2.064cm" draw:start-shape="id9" draw:start-glue-point="2" draw:end-shape="id10" draw:end-glue-point="0" svg:d="m12444 1469-2404 595"><text:p/></draw:connector><draw:frame draw:style-name="gr16" draw:text-style-name="P51" svg:width="3.2cm" svg:height="0.74cm" svg:x="7.546cm" svg:y="3.57cm"><draw:text-box><text:p text:style-name="P49"><text:span text:style-name="T23">Range Mask</text:span></text:p></draw:text-box></draw:frame></draw:g><text:soft-page-break/></text:p>
      <text:p text:style-name="Standard"><draw:g text:anchor-type="paragraph" draw:z-index="14" draw:style-name="gr3"><draw:g draw:style-name="gr4"><draw:rect draw:style-name="gr5" draw:text-style-name="P47" svg:width="0.401cm" svg:height="0.773cm" svg:x="7.544cm" svg:y="1.227cm"><text:p text:style-name="P46"><text:span text:style-name="T23">m</text:span></text:p></draw:rect><draw:rect draw:style-name="gr5" draw:text-style-name="P47" svg:width="0.401cm" svg:height="0.773cm" svg:x="5.244cm" svg:y="1.227cm"><text:p text:style-name="P46"><text:span text:style-name="T23">x</text:span></text:p></draw:rect><draw:rect draw:style-name="gr5" draw:text-style-name="P47" xml:id="id2" draw:id="id2" svg:width="0.401cm" svg:height="0.773cm" svg:x="7.144cm" svg:y="1.227cm"><text:p text:style-name="P46"><text:span text:style-name="T23">x</text:span></text:p></draw:rect><draw:rect draw:style-name="gr5" draw:text-style-name="P47" svg:width="0.401cm" svg:height="0.773cm" svg:x="6.743cm" svg:y="1.227cm"><text:p text:style-name="P46"><text:span text:style-name="T23">x</text:span></text:p></draw:rect><draw:rect draw:style-name="gr5" draw:text-style-name="P47" svg:width="0.399cm" svg:height="0.773cm" svg:x="6.345cm" svg:y="1.227cm"><text:p text:style-name="P46"><text:span text:style-name="T23">x</text:span></text:p></draw:rect><draw:rect draw:style-name="gr5" draw:text-style-name="P47" svg:width="0.401cm" svg:height="0.773cm" svg:x="9.144cm" svg:y="1.227cm"><text:p text:style-name="P46"><text:span text:style-name="T23">m</text:span></text:p></draw:rect><draw:rect draw:style-name="gr5" draw:text-style-name="P47" svg:width="0.401cm" svg:height="0.773cm" svg:x="8.744cm" svg:y="1.227cm"><text:p text:style-name="P46"><text:span text:style-name="T23">m</text:span></text:p></draw:rect><draw:rect draw:style-name="gr5" draw:text-style-name="P47" svg:width="0.401cm" svg:height="0.773cm" svg:x="8.343cm" svg:y="1.227cm"><text:p text:style-name="P46"><text:span text:style-name="T23">...</text:span></text:p></draw:rect><draw:rect draw:style-name="gr5" draw:text-style-name="P47" svg:width="0.399cm" svg:height="0.773cm" svg:x="7.945cm" svg:y="1.227cm"><text:p text:style-name="P46"><text:span text:style-name="T23">m</text:span></text:p></draw:rect><draw:rect draw:style-name="gr5" draw:text-style-name="P47" svg:width="0.701cm" svg:height="0.773cm" svg:x="5.644cm" svg:y="1.227cm"><text:p text:style-name="P46"><text:span text:style-name="T23">...</text:span></text:p></draw:rect><draw:custom-shape draw:style-name="gr6" draw:text-style-name="P48"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50" svg:width="2.601cm" svg:height="0.659cm" svg:x="5.743cm" svg:y="0.31cm"><draw:text-box><text:p text:style-name="P49"><text:span text:style-name="T24">Base</text:span></text:p></draw:text-box></draw:frame><draw:frame draw:style-name="gr8" draw:text-style-name="P50" svg:width="2.601cm" svg:height="0.659cm" svg:x="7.945cm" svg:y="0.358cm"><draw:text-box><text:p text:style-name="P49"><text:span text:style-name="T24">Mask</text:span></text:p></draw:text-box></draw:frame><draw:frame draw:style-name="gr9" draw:text-style-name="P50" xml:id="id1" draw:id="id1" svg:width="4.4cm" svg:height="1.064cm" svg:x="7.945cm" svg:y="2.194cm"><draw:text-box><text:p text:style-name="P49"><text:span text:style-name="T24">The sense of the mask bits depend on this bit. <text:s/></text:span></text:p></draw:text-box></draw:frame><draw:connector draw:style-name="gr10" draw:text-style-name="P48" draw:type="curve" svg:x1="7.945cm" svg:y1="2.725cm" svg:x2="7.343cm" svg:y2="2cm" draw:start-shape="id1" draw:start-glue-point="3" draw:end-shape="id2" draw:end-glue-point="2" svg:d="m7945 2725c-403 0-602-241-602-725"><text:p/></draw:connector></draw:g><draw:g draw:style-name="gr4"><draw:rect draw:style-name="gr5" draw:text-style-name="P47" svg:width="0.401cm" svg:height="0.773cm" svg:x="7.544cm" svg:y="4.252cm"><text:p text:style-name="P46"><text:span text:style-name="T23">1</text:span></text:p></draw:rect><draw:rect draw:style-name="gr5" draw:text-style-name="P47" svg:width="0.401cm" svg:height="0.773cm" svg:x="5.244cm" svg:y="4.252cm"><text:p text:style-name="P46"><text:span text:style-name="T23">x</text:span></text:p></draw:rect><draw:rect draw:style-name="gr5" draw:text-style-name="P47" xml:id="id4" draw:id="id4" svg:width="0.401cm" svg:height="0.773cm" svg:x="7.144cm" svg:y="4.252cm"><text:p text:style-name="P46"><text:span text:style-name="T23">0</text:span></text:p></draw:rect><draw:rect draw:style-name="gr5" draw:text-style-name="P47" svg:width="0.401cm" svg:height="0.773cm" svg:x="6.743cm" svg:y="4.252cm"><text:p text:style-name="P46"><text:span text:style-name="T23">x</text:span></text:p></draw:rect><draw:rect draw:style-name="gr5" draw:text-style-name="P47" svg:width="0.399cm" svg:height="0.773cm" svg:x="6.345cm" svg:y="4.252cm"><text:p text:style-name="P46"><text:span text:style-name="T23">x</text:span></text:p></draw:rect><draw:rect draw:style-name="gr5" draw:text-style-name="P47" svg:width="0.401cm" svg:height="0.773cm" svg:x="9.144cm" svg:y="4.252cm"><text:p text:style-name="P46"><text:span text:style-name="T23">1</text:span></text:p></draw:rect><draw:rect draw:style-name="gr5" draw:text-style-name="P47" svg:width="0.401cm" svg:height="0.773cm" svg:x="8.744cm" svg:y="4.252cm"><text:p text:style-name="P46"><text:span text:style-name="T23">1</text:span></text:p></draw:rect><draw:rect draw:style-name="gr5" draw:text-style-name="P47" svg:width="0.401cm" svg:height="0.773cm" svg:x="8.343cm" svg:y="4.252cm"><text:p text:style-name="P46"><text:span text:style-name="T23">...</text:span></text:p></draw:rect><draw:rect draw:style-name="gr5" draw:text-style-name="P47" svg:width="0.399cm" svg:height="0.773cm" svg:x="7.945cm" svg:y="4.252cm"><text:p text:style-name="P46"><text:span text:style-name="T23">1</text:span></text:p></draw:rect><draw:rect draw:style-name="gr5" draw:text-style-name="P47" svg:width="0.701cm" svg:height="0.773cm" svg:x="5.644cm" svg:y="4.252cm"><text:p text:style-name="P46"><text:span text:style-name="T23">...</text:span></text:p></draw:rect><draw:custom-shape draw:style-name="gr6" draw:text-style-name="P48"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1" draw:text-style-name="P50" svg:width="2.601cm" svg:height="0.659cm" svg:x="5.743cm" svg:y="3.335cm"><draw:text-box><text:p text:style-name="P49"><text:span text:style-name="T24">Base</text:span></text:p></draw:text-box></draw:frame><draw:frame draw:style-name="gr11" draw:text-style-name="P50" svg:width="2.601cm" svg:height="0.659cm" svg:x="7.945cm" svg:y="3.383cm"><draw:text-box><text:p text:style-name="P49"><text:span text:style-name="T24">Mask</text:span></text:p></draw:text-box></draw:frame><draw:frame draw:style-name="gr12" draw:text-style-name="P50" xml:id="id3" draw:id="id3" svg:width="4.4cm" svg:height="1.47cm" svg:x="7.945cm" svg:y="5.219cm"><draw:text-box><text:p text:style-name="P49"><text:span text:style-name="T24">If the lowest base bit is a 0, then mask bits are 1s. <text:s/></text:span></text:p></draw:text-box></draw:frame><draw:connector draw:style-name="gr10" draw:text-style-name="P48" draw:type="curve" svg:x1="7.945cm" svg:y1="5.953cm" svg:x2="7.343cm" svg:y2="5.025cm" draw:start-shape="id3" draw:start-glue-point="3" draw:end-shape="id4" draw:end-glue-point="2" svg:d="m7945 5953c-403 0-602-309-602-928"><text:p/></draw:connector></draw:g><draw:g draw:style-name="gr4"><draw:rect draw:style-name="gr5" draw:text-style-name="P47" svg:width="0.401cm" svg:height="0.773cm" svg:x="7.544cm" svg:y="7.276cm"><text:p text:style-name="P46"><text:span text:style-name="T23">0</text:span></text:p></draw:rect><draw:rect draw:style-name="gr5" draw:text-style-name="P47" svg:width="0.401cm" svg:height="0.773cm" svg:x="5.244cm" svg:y="7.276cm"><text:p text:style-name="P46"><text:span text:style-name="T23">x</text:span></text:p></draw:rect><draw:rect draw:style-name="gr5" draw:text-style-name="P47" xml:id="id6" draw:id="id6" svg:width="0.401cm" svg:height="0.773cm" svg:x="7.144cm" svg:y="7.276cm"><text:p text:style-name="P46"><text:span text:style-name="T23">1</text:span></text:p></draw:rect><draw:rect draw:style-name="gr5" draw:text-style-name="P47" svg:width="0.401cm" svg:height="0.773cm" svg:x="6.743cm" svg:y="7.276cm"><text:p text:style-name="P46"><text:span text:style-name="T23">x</text:span></text:p></draw:rect><draw:rect draw:style-name="gr5" draw:text-style-name="P47" svg:width="0.399cm" svg:height="0.773cm" svg:x="6.345cm" svg:y="7.276cm"><text:p text:style-name="P46"><text:span text:style-name="T23">x</text:span></text:p></draw:rect><draw:rect draw:style-name="gr5" draw:text-style-name="P47" svg:width="0.401cm" svg:height="0.773cm" svg:x="9.144cm" svg:y="7.276cm"><text:p text:style-name="P46"><text:span text:style-name="T23">0</text:span></text:p></draw:rect><draw:rect draw:style-name="gr5" draw:text-style-name="P47" svg:width="0.401cm" svg:height="0.773cm" svg:x="8.744cm" svg:y="7.276cm"><text:p text:style-name="P46"><text:span text:style-name="T23">0</text:span></text:p></draw:rect><draw:rect draw:style-name="gr5" draw:text-style-name="P47" svg:width="0.401cm" svg:height="0.773cm" svg:x="8.343cm" svg:y="7.276cm"><text:p text:style-name="P46"><text:span text:style-name="T23">...</text:span></text:p></draw:rect><draw:rect draw:style-name="gr5" draw:text-style-name="P47" svg:width="0.399cm" svg:height="0.773cm" svg:x="7.945cm" svg:y="7.276cm"><text:p text:style-name="P46"><text:span text:style-name="T23">0</text:span></text:p></draw:rect><draw:rect draw:style-name="gr5" draw:text-style-name="P47" svg:width="0.701cm" svg:height="0.773cm" svg:x="5.644cm" svg:y="7.276cm"><text:p text:style-name="P46"><text:span text:style-name="T23">...</text:span></text:p></draw:rect><draw:custom-shape draw:style-name="gr6" draw:text-style-name="P48"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8" svg:width="0.29cm" svg:height="1.8cm" draw:transform="rotate (-1.57079632679579) translate (9.44386111111111cm 6.8879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3" draw:text-style-name="P50" svg:width="1.502cm" svg:height="0.659cm" svg:x="5.743cm" svg:y="6.358cm"><draw:text-box><text:p text:style-name="P49"><text:span text:style-name="T24">Base</text:span></text:p></draw:text-box></draw:frame><draw:frame draw:style-name="gr14" draw:text-style-name="P50" svg:width="1.5cm" svg:height="0.659cm" svg:x="7.945cm" svg:y="6.406cm"><draw:text-box><text:p text:style-name="P49"><text:span text:style-name="T24">Mask</text:span></text:p></draw:text-box></draw:frame><draw:frame draw:style-name="gr15" draw:text-style-name="P50" xml:id="id5" draw:id="id5" svg:width="4.4cm" svg:height="1.47cm" svg:x="7.945cm" svg:y="8.242cm"><draw:text-box><text:p text:style-name="P49"><text:span text:style-name="T24">If the lowest base bit is a 1, then mask bits are 0s. <text:s/></text:span></text:p></draw:text-box></draw:frame><draw:connector draw:style-name="gr10" draw:text-style-name="P48" draw:type="curve" svg:x1="7.945cm" svg:y1="8.975cm" svg:x2="7.343cm" svg:y2="8.048cm" draw:start-shape="id5" draw:start-glue-point="3" draw:end-shape="id6" draw:end-glue-point="2" svg:d="m7945 8975c-403 0-602-308-602-927"><text:p/></draw:connector></draw:g></draw:g>Ranges can only be specified in powers of 2, ie they can specify ranges of 2, 4, 8, <text:span text:style-name="T1">…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4">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4">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change text:change-id="ct1239587648"/></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1">want</text:span> to determine the correct value of the distributed state. Producers can, but don't always, <text:span text:style-name="T1">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1">the</text:span> state. <text:s/>The lamp controller that consumes the “On” and “Off” probably <text:span text:style-name="T1">knows whether it is currently providing power to the lamp, and so can reply with valid for one event and invalid for the other.</text:span></text:p>
      <text:h text:style-name="Heading_20_3" text:outline-level="3">Consumer Range Identified</text:h>
      <text:p text:style-name="P7">This message 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p>
      <text:p text:style-name="P7">The <text:change-start text:change-id="ct663399904"/>requirement that <text:change-end text:change-id="ct663399904"/>50% <text:change-start text:change-id="ct544025888"/>or more of the Event IDs in a range are consumed <text:change-end text:change-id="ct544025888"/>is to allow rounding <text:change-start text:change-id="ct544025728"/>the range <text:change-end text:change-id="ct544025728"/>up to the enclosing bit, but no further.<text:change text:change-id="ct543993840"/><text:change-start text:change-id="ct1239442960"/> This keeps <text:span text:style-name="T1">the</text:span> Event ID ranges in the complete OpenLCB system compa<text:change-end text:change-id="ct1239442960"/><text:change-start text:change-id="ct543994064"/>ct and is intended to make the task of gateways more manageable.<text:change-end text:change-id="ct543994064"/></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7"><text:change text:change-id="ct543838080"/><text:change-start text:change-id="ct663425280"/>The requirement that 50% or more of the Event IDs in a range are produced is to allow rounding the range up to the enclosing bit, but no further. This keeps <text:span text:style-name="T1">the</text:span> Event ID ranges in the complete OpenLCB system compact and is intended to make the task of gateways more manageable.<text:change-end text:change-id="ct663425280"/></text:p>
      <text:p text:style-name="Standard"><text:soft-page-break/>An example of a producer range would be a fast clock node that sends a range of events to indicate the time. Since <text:span text:style-name="T1">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text:change text:change-id="ct663425440"/><text:change-start text:change-id="ct543961856"/>t<text:change-end text:change-id="ct543961856"/> produces<text:change-start text:change-id="ct543961984"/> or consumes<text:change-end text:change-id="ct543961984"/> that event, in these case the directed form is appropriate.<text:change-start text:change-id="ct663198128"/></text:p>
      <text:p text:style-name="Standard"><text:change-end text:change-id="ct663198128"/><text:change text:change-id="ct662768320"/>In other cases, the node producing the Identify Event will not know if any node uses that event, and therefore the global form is the more appropriate choice.<text:change text:change-id="ct662768416"/> Be aware that since this latter form is transmitted throughout the network, it can be relatively expensive in terms of bandwidth.<text:change text:change-id="ct662768512"/><text:change-start text:change-id="ct543919008"/> The global form of Identify Event is similar to the combination of an Identify Producers and an Identify Consumers message.<text:change-end text:change-id="ct543919008"/></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change text:change-id="ct652033280"/><text:change-start text:change-id="ct652033408"/>Nodes <text:change-end text:change-id="ct652033408"/>can send identify/identified messages for automatically-routed Event IDs. <text:change text:change-id="ct1239435056"/><text:change-start text:change-id="ct1239435232"/>Nodes aren't required to reply to Identify Producer/Consumer messages for automatically-advertised Event IDs to simplify node programming, but it is useful if they do.</text:p>
      <text:p text:style-name="Standard"><text:change-end text:change-id="ct1239435232"/>Identify Producer/Consumer <text:change-start text:change-id="ct663198784"/>messages <text:change-end text:change-id="ct663198784"/>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text:soft-page-break/>Delay in sending the <text:change text:change-id="ct663267104"/><text:change-start text:change-id="ct663199056"/>Producer Identified/Producer Range Identified <text:change-end text:change-id="ct663199056"/><text:change text:change-id="ct651471984"/><text:change-start text:change-id="ct651472112"/>and Consumer Identified/Consumer Identified Range<text:change-end text:change-id="ct651472112"/> messages after <text:change text:change-id="ct543917568"/><text:change-start text:change-id="ct543917664"/>Initialization Complete<text:change-end text:change-id="ct543917664"/> is <text:change text:change-id="ct543917760"/><text:change-start text:change-id="ct543684912"/>all<text:change-end text:change-id="ct543684912"/><text:change-start text:change-id="ct543685040"/>owed<text:change-end text:change-id="ct543685040"/>, but there's no delivery guarantee for <text:span text:style-name="T1">this</text:span> node's events until those have been sent<text:change text:change-id="ct663701152"/><text:change-start text:change-id="ct663692976"/> and the state has transitioned to Advertised.<text:change-end text:change-id="ct663692976"/></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030279586071357883" text:style-name="L3">
        <text:list-item>
          <text:p text:style-name="P40">When the node is first initialized, after <text:s/>the “Initialization Complete” message has been sent.</text:p>
        </text:list-item>
        <text:list-item>
          <text:p text:style-name="P40">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text:change-start text:change-id="ct1239494112"/>§3.1 <text:change-end text:change-id="ct1239494112"/>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1">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text:soft-page-break/>Producer Enquiry</text:h>
      <text:p text:style-name="Standard">It is useful to be able to determine which, if any, nodes are configured to possibly <text:change text:change-id="ct663226784"/><text:change-start text:change-id="ct663226880"/>transmit<text:change-end text:change-id="ct663226880"/> a specific <text:change text:change-id="ct663369984"/><text:change-start text:change-id="ct663370112"/>PCER<text:change-end text:change-id="ct663370112"/> message and the<text:change text:change-id="ct663370240"/> current state<text:change-start text:change-id="ct1240416096"/> of those producers<text:change-end text:change-id="ct1240416096"/><text:change text:change-id="ct1240416192"/><text:change-start text:change-id="ct1240416320"/>. <text:change-end text:change-id="ct1240416320"/>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P8">An OpenLCB Event represents the sum of all the causes and actions associated with particular concept , such as “Night is falling”, and implements a many-to-many relationship. <text:s/>It has been referred <text:soft-page-break/>to<text:change text:change-id="ct1239487488"/><text:change-start text:change-id="ct1239571184"/> <text:change-end text:change-id="ct1239571184"/>as the Producer-Consumer Model<text:change text:change-id="ct663409792"/>, in opposition to the Master-Slave Model.<text:note text:id="ftn5" text:note-class="footnote"><text:note-citation>5</text:note-citation><text:note-body><text:p text:style-name="Footnote"><text:s/>For a general discussion, see: <text:a xlink:type="simple" xlink:href="http://openlcb.org/trunk/documents/notes/ProducerConsumerModel.html">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0">which</text:span> makes this model very flexible and extensible. <text:s/></text:p>
      <text:p text:style-name="P9"><text:span text:style-name="T13">Events are most often used to advertise changes in system state, for example a occupancy detector's state. <text:s/>The model maintains the distributed-state model of a layout because Events-messages are broadcast</text:span><text:span text:style-name="T13"><text:note text:id="ftn6" text:note-class="footnote"><text:note-citation>6</text:note-citation><text:note-body><text:p text:style-name="Footnote"><text:s/>OpenLCB uses interest-based routing, which means <text:span text:style-name="T12">that</text:span> Event messages are actually broadcast only to those bus segments on which a node has expressed interest. <text:s/>Event-ranges are used to express interest in a classes of events. <text:s text:c="2"/></text:p></text:note-body></text:note></text:span><text:span text:style-name="T13"> to all nodes, and this allows individual producers and consumers to use them to change their knowledge of the distributed state. <text:s/></text:span></text:p>
      <text:p text:style-name="P9"><text:span text:style-name="T13">Other important, and perhaps not obvious, uses include: publishing a capability using an event from a list of well-known </text:span><text:change text:change-id="ct544028704"/><text:change-start text:change-id="ct543859472"/><text:span text:style-name="T13">Event ID</text:span><text:change-end text:change-id="ct543859472"/><text:change-start text:change-id="ct544076224"/><text:span text:style-name="T13">s</text:span><text:change-end text:change-id="ct544076224"/><text:span text:style-name="T13">; transmitting well-known ranges of data, such as fast-clock time; and embedding an other system's message into </text:span><text:change text:change-id="ct543986512"/><text:change-start text:change-id="ct663630256"/><text:span text:style-name="T13">the bytes of the Event ID</text:span><text:change-end text:change-id="ct663630256"/><text:span text:style-name="T13">, for example a DCC accessory message. Notice that these latter uses allows any node to respond to these messages using its usual event-handling. <text:s/>For example, a node can activate an output in response to a specific fast-clock time.</text:span><text:change text:change-id="ct663187248"/></text:p>
      <text:h text:style-name="Heading_20_2" text:outline-level="2">Gateways</text:h>
      <text:p text:style-name="Standard">Gateways can route PCERs only to segments with nodes expressing interest by processing the other event messages.</text:p>
      <text:p text:style-name="Standard">The automatically-routed event range <text:change-start text:change-id="ct544076320"/>always <text:change-end text:change-id="ct544076320"/>has to be routed. This can be done by making a permanent entry in routing tables, or any other implementation method.</text:p>
      <text:h text:style-name="Heading_20_2" text:outline-level="2"><text:change text:change-id="ct1240384080"/><text:change-start text:change-id="ct123944099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9.32cm" svg:height="3.263cm" draw:z-index="13"><draw:image xlink:href="../../../documents/drawings/CAN-TCP-CAN-figure.gif" xlink:type="simple" xlink:show="embed" xlink:actuate="onLoad"/></draw:frame></text:p>
      <text:p text:style-name="Standard">Figure 1 <text:change-end text:change-id="ct1239440992"/><text:change-start text:change-id="ct651178096"/>–<text:change-end text:change-id="ct651178096"/><text:change-start text:change-id="ct663630016"/>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ext:soft-page-break/>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change-end text:change-id="ct663630016"/><text:change-start text:change-id="ct1240383808"/></text:p>
      <text:h text:style-name="Heading_20_3" text:outline-level="3">Case 4: Node A1 comes up, then event Y is sent<text:change-end text:change-id="ct1240383808"/><text:change-start text:change-id="ct663303648"/></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text:soft-page-break/>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text:change-end text:change-id="ct663303648"/><text:change-start text:change-id="ct663295568"/>No “Consumer of Y Identified” message<text:change-end text:change-id="ct663295568"/><text:change-start text:change-id="ct663295696"/> is received back, so after a short timeout GA marks it's tables to not forward Y. <text:s/>(If a not later comes up that consumes Y, a sequence similar to Case 2 occurs<text:change-end text:change-id="ct663295696"/><text:change-start text:change-id="ct1239666992"/>.)</text:p>
      <text:h text:style-name="Heading_20_2" text:outline-level="2">Node <text:change-end text:change-id="ct1239666992"/>Implementation hints</text:h>
      <text:p text:style-name="Standard">Buffering issues, particularly on CAN<text:change text:change-id="ct663225360"/><text:change-start text:change-id="ct663225504"/>, have to be carefully considered. All<text:change-end text:change-id="ct663225504"/> node<text:change-start text:change-id="ct1239459488"/>s<text:change-end text:change-id="ct1239459488"/> ha<text:change text:change-id="ct1239459616"/><text:change-start text:change-id="ct1239459760"/>ve<text:change-end text:change-id="ct1239459760"/> to be able to keep up with PCER messages that can arrive about every millisecond (125000 bps / 120 bits per message) </text:p>
      <text:list xml:id="list4214599802529515807" text:style-name="L4">
        <text:list-item>
          <text:p text:style-name="P41">Don't <text:s/>do long linear searches to match an incoming Event ID to internal structures.</text:p>
        </text:list-item>
        <text:list-item>
          <text:p text:style-name="P41">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text:change text:change-id="ct663141888"/>If Node A and Node B emit events at the same time on different segments, there's no guarantee of when node C will receive them, nor in what order, nor that Node D will receive it at the same time &amp; in the same order as Node C<text:change text:change-id="ct663141984"/>.</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text:change text:change-id="ct544002336"/><text:change-start text:change-id="ct544003184"/><text:s/>All of these are assigned<text:span text:style-name="T2"> with the 01.00.00.00.00.00 or 01.01.00.00.00.00 reserv</text:span>ed IDs in their upper six bytes to ensure uniqueness and simplify recognition. <text:span text:style-name="T2"><text:s/></text:span>The OpenLCB group maintains a central list of the individual assigned Event IDs.<text:change-end text:change-id="ct544003184"/><text:change-start text:change-id="ct544004704"/><text:note text:id="ftn7" text:note-class="footnote"><text:note-citation>7</text:note-citation><text:note-body><text:p text:style-name="Footnote"><text:change-start text:change-id="ct544004448"/>See <text:a xlink:type="simple" xlink:href="http://www.openlcb.org/trunk/specs/EventIdAllocations.pdf">http://www.openlcb.org/trunk/specs/EventIdAllocations.pdf</text:a><text:change-end text:change-id="ct544004448"/><text:change-start text:change-id="ct544004576"/> for specific definitions<text:change-end text:change-id="ct544004576"/></text:p></text:note-body></text:note><text:change-end text:change-id="ct544004704"/><text:change text:change-id="ct544003280"/><text:change text:change-id="ct544002912"/><text:change text:change-id="ct544005024"/><text:change text:change-id="ct544004896"/></text:p>
      <text:p text:style-name="P10"><text:change-start text:change-id="ct1239666816"/>The Event IDs that start 01.00.00.00.00.00 are the automatically-routed events, a subset of the well-known events.</text:p>
      <text:p text:style-name="Standard"><text:change-end text:change-id="ct1239666816"/><text:change text:change-id="ct663142096"/><text:change-start text:change-id="ct663142224"/>Except for the automatically-<text:change-end text:change-id="ct663142224"/><text:change-start text:change-id="ct480056432"/>routed <text:change-end text:change-id="ct480056432"/><text:change-start text:change-id="ct482113296"/>events, nodes producing or consuming well-known events <text:change-end text:change-id="ct482113296"/>must mention them when <text:change text:change-id="ct544002480"/><text:change-start text:change-id="ct544002608"/>identifying<text:change-end text:change-id="ct544002608"/> the event IDs they produce and consume. Gateways may filter on these, but are not required to. (For ease of implementation, a gateway may just pass all events with the common <text:change-start text:change-id="ct544002736"/>values of the <text:change-end text:change-id="ct544002736"/>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 is not room in a CAN frame for both a destination NID and a EID. Th<text:change text:change-id="ct543460672"/><text:change-start text:change-id="ct543723024"/>is<text:change-end text:change-id="ct543723024"/> protocol has therefore been constructed so that any message carrying an EID <text:change text:change-id="ct544001968"/>is globally addressed.</text:p>
      <text:p text:style-name="Standard"><text:change-start text:change-id="ct544002128"/></text:p>
      <text:p text:style-name="P28"><text:change-end text:change-id="ct5440021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text:s/>1 Introduction<text:tab/>1</text:p>
          <text:p text:style-name="P30"><text:s/>2 Annotations to the Standard<text:tab/>1</text:p>
          <text:p text:style-name="P31"><text:s/>2.1 Introduction<text:tab/>1</text:p>
          <text:p text:style-name="P31"><text:s/>2.2 Intended Use<text:tab/>2</text:p>
          <text:p text:style-name="P31"><text:s/>2.3 References and Context<text:tab/>2</text:p>
          <text:p text:style-name="P31"><text:s/>2.4 Message Formats<text:tab/>2</text:p>
          <text:p text:style-name="P29"><text:s/>2.4.1 Producer/Consumer Event Report (PCER)<text:tab/>4</text:p>
          <text:p text:style-name="P29"><text:s/>2.4.2 Identify Consumer <text:tab/>4</text:p>
          <text:p text:style-name="P29"><text:s/>2.4.3 Consumer Identified <text:tab/>4</text:p>
          <text:p text:style-name="P29"><text:s/>2.4.4 Consumer Range Identified<text:tab/>4</text:p>
          <text:p text:style-name="P29"><text:s/>2.4.5 Identify Producer <text:tab/>4</text:p>
          <text:p text:style-name="P29"><text:s/>2.4.6 Producer Identified<text:tab/>4</text:p>
          <text:p text:style-name="P29"><text:s/>2.4.7 Producer Range Identified<text:tab/>4</text:p>
          <text:p text:style-name="P29"><text:s/>2.4.8 Identify Events<text:tab/>5</text:p>
          <text:p text:style-name="P31"><text:s/>2.5 States<text:tab/>5</text:p>
          <text:p text:style-name="P31"><text:s/>2.6 Interactions<text:tab/>5</text:p>
          <text:p text:style-name="P29"><text:s/>2.6.1 Event Transfer<text:tab/>6</text:p>
          <text:p text:style-name="P29"><text:s/>2.6.2 Event Enquiry<text:tab/>6</text:p>
          <text:p text:style-name="P29"><text:s/>2.6.3 Producer Enquiry<text:tab/>7</text:p>
          <text:p text:style-name="P29"><text:s/>2.6.4 Consumer Enquiry<text:tab/>7</text:p>
          <text:p text:style-name="P30"><text:s/>3 Background information <text:tab/>7</text:p>
          <text:p text:style-name="P31"><text:s/>3.1 Gateways<text:tab/>8</text:p>
          <text:p text:style-name="P31"><text:s/>3.2 Examples<text:tab/>8</text:p>
          <text:p text:style-name="P29"><text:s/>3.2.1 Case 1: All nodes initialized before link established, event X is sent<text:tab/>9</text:p>
          <text:p text:style-name="P29"><text:s/>3.2.2 Case 2: Node B2 comes up, after event X has been sent in the example above<text:tab/>9</text:p>
          <text:p text:style-name="P29"><text:s/>3.2.3 Case 3: Node A1 comes up, then event X is sent<text:tab/>9</text:p>
          <text:p text:style-name="P29"><text:s/>3.2.4 Case 4: Node A1 comes up, then event Y is sent<text:tab/>9</text:p>
          <text:p text:style-name="P31"><text:s/>3.3 Node Implementation hints<text:tab/>10</text:p>
          <text:p text:style-name="P31"><text:s/>3.4 Well known events<text:tab/>10</text:p>
          <text:p text:style-name="P31"><text:s/>3.5 History section<text:tab/>11</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06" text:date-value="2013-02-01T21:03:49">2/1/2013</text:date></text:span></text:span></text:p>
      </style:footer>
    </style:master-page>
    <style:master-page style:name="First_20_Page" style:display-name="First Page" style:page-layout-name="Mpm2" style:next-style-name="Standard">
      <style:header>
        <text:tracked-changes>
          <text:changed-region xml:id="ct446531552" text:id="ct446531552">
            <text:deletion>
              <office:change-info>
                <dc:creator>Bob Jacobsen</dc:creator>
                <dc:date>2013-01-27T09:31:00</dc:date>
              </office:change-info>
              <text:p text:style-name="MP7">Preliminary</text:p>
            </text:deletion>
          </text:changed-region>
          <text:changed-region xml:id="ct481043536" text:id="ct481043536">
            <text:insertion>
              <office:change-info>
                <dc:creator>Bob Jacobsen</dc:creator>
                <dc:date>2013-01-27T09:31:00</dc:date>
              </office:change-info>
            </text:insertion>
          </text:changed-region>
        </text:tracked-changes>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2-01T21:03:49">Feb 1, 2013</text:date></text:p>
            </table:table-cell>
            <table:table-cell table:style-name="Table1.C1" office:value-type="string">
              <text:p text:style-name="MP7"><text:change text:change-id="ct446531552"/><text:change-start text:change-id="ct481043536"/>Draft<text:change-end text:change-id="ct481043536"/></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06" text:date-value="2013-02-01T21:03:49">2/1/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111</meta:editing-cycles>
    <meta:editing-duration>P3DT22H24M32S</meta:editing-duration>
    <meta:generator>OpenOffice.org/3.4.1$Unix OpenOffice.org_project/341m1$Build-9593</meta:generator>
    <dc:date>2013-02-01T21:03:49</dc:date>
    <meta:keyword>OpenLCB Event Transport</meta:keyword>
    <dc:creator>David Harris</dc:creator>
    <meta:document-statistic meta:table-count="2" meta:image-count="2" meta:object-count="0" meta:page-count="12" meta:paragraph-count="290" meta:word-count="5102" meta:character-count="30701"/>
    <meta:user-defined meta:name="Info 1"/>
    <meta:user-defined meta:name="Info 2"/>
    <meta:user-defined meta:name="Info 3"/>
    <meta:user-defined meta:name="Info 4"/>
  </office:meta>
</office:document-meta>
</file>